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27mm"/>
    </style:style>
    <style:style style:name="co6" style:family="table-column">
      <style:table-column-properties fo:break-before="auto" style:column-width="51.51mm"/>
    </style:style>
    <style:style style:name="co7" style:family="table-column">
      <style:table-column-properties fo:break-before="auto" style:column-width="34.17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46.06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2.09mm"/>
    </style:style>
    <style:style style:name="co13" style:family="table-column">
      <style:table-column-properties fo:break-before="auto" style:column-width="42.58mm"/>
    </style:style>
    <style:style style:name="co14" style:family="table-column">
      <style:table-column-properties fo:break-before="auto" style:column-width="25.51mm"/>
    </style:style>
    <style:style style:name="co15" style:family="table-column">
      <style:table-column-properties fo:break-before="auto" style:column-width="37.13mm"/>
    </style:style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27.23mm"/>
    </style:style>
    <style:style style:name="co18" style:family="table-column">
      <style:table-column-properties fo:break-before="auto" style:column-width="38.38mm"/>
    </style:style>
    <style:style style:name="co19" style:family="table-column">
      <style:table-column-properties fo:break-before="auto" style:column-width="35.15mm"/>
    </style:style>
    <style:style style:name="co20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cell-protect="none" style:print-content="true"/>
    </style:style>
    <style:style style:name="ce8" style:family="table-cell" style:parent-style-name="Default" style:data-style-name="N3"/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istogram-ker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3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461594581604" calcext:value-type="float">
            <text:p>5.834615945816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283090591431" calcext:value-type="float">
            <text:p>5.832830905914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244299888611" calcext:value-type="float">
            <text:p>5.832442998886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323812484741" calcext:value-type="float">
            <text:p>5.833238124847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3176136016846" calcext:value-type="float">
            <text:p>5.831761360168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675671577454" calcext:value-type="float">
            <text:p>5.8267567157745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825636863709" calcext:value-type="float">
            <text:p>5.8282563686370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757520675659" calcext:value-type="float">
            <text:p>5.8275752067565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889246940613" calcext:value-type="float">
            <text:p>5.828892469406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5.82347679138184" calcext:value-type="float">
            <text:p>5.8234767913818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41793060303" calcext:value-type="float">
            <text:p>0.1168417930603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398811340332" calcext:value-type="float">
            <text:p>0.11639881134033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185354232788" calcext:value-type="float">
            <text:p>0.1171853542327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00963973999" calcext:value-type="float">
            <text:p>0.117009639739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751194000244" calcext:value-type="float">
            <text:p>0.1167511940002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72310638428" calcext:value-type="float">
            <text:p>0.1168723106384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713523864746" calcext:value-type="float">
            <text:p>0.11671352386474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82391166687" calcext:value-type="float">
            <text:p>0.116823911666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6697311401367" calcext:value-type="float">
            <text:p>0.1166973114013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7007732391357" calcext:value-type="float">
            <text:p>0.1170077323913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950598716736" calcext:value-type="float">
            <text:p>6.009505987167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707364082336" calcext:value-type="float">
            <text:p>6.007073640823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0642490387" calcext:value-type="float">
            <text:p>6.005064249038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484204292297" calcext:value-type="float">
            <text:p>6.004842042922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679492950439" calcext:value-type="float">
            <text:p>6.0067949295043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414514541626" calcext:value-type="float">
            <text:p>6.0041451454162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619764328" calcext:value-type="float">
            <text:p>6.00561976432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759148597717" calcext:value-type="float">
            <text:p>6.007591485977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506234169006" calcext:value-type="float">
            <text:p>6.0050623416900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6.00903725624085" calcext:value-type="float">
            <text:p>6.009037256240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807243347168" calcext:value-type="float">
            <text:p>0.11980724334716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623422622681" calcext:value-type="float">
            <text:p>0.11962342262268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294094085693" calcext:value-type="float">
            <text:p>0.12029409408569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11194229126" calcext:value-type="float">
            <text:p>0.120111942291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465278625488" calcext:value-type="float">
            <text:p>0.1204652786254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076417922974" calcext:value-type="float">
            <text:p>0.12007641792297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822025299072" calcext:value-type="float">
            <text:p>0.1198220252990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999647140503" calcext:value-type="float">
            <text:p>0.1199996471405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19940996170044" calcext:value-type="float">
            <text:p>0.1199409961700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0.12003493309021" calcext:value-type="float">
            <text:p>0.120034933090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542169570923" calcext:value-type="float">
            <text:p>5.945421695709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994164466858" calcext:value-type="float">
            <text:p>5.9399416446685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106078147888" calcext:value-type="float">
            <text:p>5.941060781478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233298301697" calcext:value-type="float">
            <text:p>5.9423329830169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951511383057" calcext:value-type="float">
            <text:p>5.9395151138305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316744804382" calcext:value-type="float">
            <text:p>5.943167448043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110131263733" calcext:value-type="float">
            <text:p>5.9411013126373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3849444389343" calcext:value-type="float">
            <text:p>5.938494443893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03657913208" calcext:value-type="float">
            <text:p>5.94036579132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5.94091391563416" calcext:value-type="float">
            <text:p>5.940913915634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15660476685" calcext:value-type="float">
            <text:p>0.11881566047668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669986724854" calcext:value-type="float">
            <text:p>0.11866998672485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9112014770508" calcext:value-type="float">
            <text:p>0.11911201477050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82656097412" calcext:value-type="float">
            <text:p>0.1188826560974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554830551147" calcext:value-type="float">
            <text:p>0.1185548305511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741035461426" calcext:value-type="float">
            <text:p>0.1187410354614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889331817627" calcext:value-type="float">
            <text:p>0.1188893318176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902683258057" calcext:value-type="float">
            <text:p>0.11890268325805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61777305603" calcext:value-type="float">
            <text:p>0.118617773056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office:value-type="float" office:value="0.118338584899902" calcext:value-type="float">
            <text:p>0.1183385848999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493248939514" calcext:value-type="float">
            <text:p>6.1649324893951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67824172974" calcext:value-type="float">
            <text:p>6.1626782417297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76788711548" calcext:value-type="float">
            <text:p>6.1627678871154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61966323853" calcext:value-type="float">
            <text:p>6.1616196632385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23067855835" calcext:value-type="float">
            <text:p>6.16230678558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85140609741" calcext:value-type="float">
            <text:p>6.1618514060974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5939784049988" calcext:value-type="float">
            <text:p>6.15939784049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5986847877502" calcext:value-type="float">
            <text:p>6.159868478775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5207195282" calcext:value-type="float">
            <text:p>6.16152071952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6.16114687919617" calcext:value-type="float">
            <text:p>6.161146879196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824668884277" calcext:value-type="float">
            <text:p>0.12282466888427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848033905029" calcext:value-type="float">
            <text:p>0.12284803390502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77700424194" calcext:value-type="float">
            <text:p>0.12277770042419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3058795928955" calcext:value-type="float">
            <text:p>0.12305879592895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63633728027" calcext:value-type="float">
            <text:p>0.1227636337280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54845428467" calcext:value-type="float">
            <text:p>0.1229548454284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615098953247" calcext:value-type="float">
            <text:p>0.1226150989532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83932495117" calcext:value-type="float">
            <text:p>0.1229839324951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999906539917" calcext:value-type="float">
            <text:p>0.1229999065399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office:value-type="float" office:value="0.122789621353149" calcext:value-type="float">
            <text:p>0.122789621353149</text:p>
          </table:table-cell>
        </table:table-row>
        <table:table-row table:style-name="ro1" table:number-rows-repeated="32">
          <table:table-cell table:number-columns-repeated="4"/>
        </table:table-row>
        <table:table-row table:style-name="ro1" table:number-rows-repeated="80">
          <table:table-cell table:number-columns-repeated="2"/>
          <table:table-cell table:style-name="Default"/>
          <table:table-cell/>
        </table:table-row>
        <table:table-row table:style-name="ro1" table:number-rows-repeated="104838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ogram-app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2"/>
        <table:table-column table:style-name="co4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NUMBER_OF_FRAGMENTS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70124769211" calcext:value-type="float">
            <text:p>186.6701247692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8109388351" calcext:value-type="float">
            <text:p>186.69810938835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89304828644" calcext:value-type="float">
            <text:p>186.6893048286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0707683563" calcext:value-type="float">
            <text:p>186.69070768356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92244768143" calcext:value-type="float">
            <text:p>186.6922447681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683971881866" calcext:value-type="float">
            <text:p>186.6839718818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30097055435" calcext:value-type="float">
            <text:p>186.7300970554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13228940964" calcext:value-type="float">
            <text:p>186.7132289409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21193790436" calcext:value-type="float">
            <text:p>186.7211937904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6.718379497528" calcext:value-type="float">
            <text:p>186.7183794975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605947971344" calcext:value-type="float">
            <text:p>189.60594797134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640122890472" calcext:value-type="float">
            <text:p>189.6401228904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553992271423" calcext:value-type="float">
            <text:p>189.5539922714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94096708298" calcext:value-type="float">
            <text:p>189.29409670829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94652223587" calcext:value-type="float">
            <text:p>189.2946522235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77724504471" calcext:value-type="float">
            <text:p>189.2777245044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305458784103" calcext:value-type="float">
            <text:p>189.3054587841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314436912537" calcext:value-type="float">
            <text:p>189.31443691253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59087324142" calcext:value-type="float">
            <text:p>189.25908732414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89.265648603439" calcext:value-type="float">
            <text:p>189.26564860343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37070512772" calcext:value-type="float">
            <text:p>192.5370705127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16782522202" calcext:value-type="float">
            <text:p>192.51678252220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24836301804" calcext:value-type="float">
            <text:p>192.5248363018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511825561523" calcext:value-type="float">
            <text:p>192.5118255615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76394176483" calcext:value-type="float">
            <text:p>192.47639417648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0342149735" calcext:value-type="float">
            <text:p>192.4803421497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2445955276" calcext:value-type="float">
            <text:p>192.4824459552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4090328217" calcext:value-type="float">
            <text:p>192.4840903282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81511354446" calcext:value-type="float">
            <text:p>192.4815113544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2.479166984558" calcext:value-type="float">
            <text:p>192.4791669845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85547685623" calcext:value-type="float">
            <text:p>194.5855476856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60458660126" calcext:value-type="float">
            <text:p>194.56045866012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612581729889" calcext:value-type="float">
            <text:p>194.6125817298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90602397919" calcext:value-type="float">
            <text:p>194.5906023979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94646215439" calcext:value-type="float">
            <text:p>194.59464621543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53619146347" calcext:value-type="float">
            <text:p>194.55361914634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538564443588" calcext:value-type="float">
            <text:p>194.5385644435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608041524887" calcext:value-type="float">
            <text:p>194.6080415248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4.707678794861" calcext:value-type="float">
            <text:p>194.70767879486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95.95832490921" calcext:value-type="float">
            <text:p>195.958324909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59753036499" calcext:value-type="float">
            <text:p>1540.597530364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76649522781" calcext:value-type="float">
            <text:p>1540.766495227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7788367271" calcext:value-type="float">
            <text:p>1540.8778836727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0816617012" calcext:value-type="float">
            <text:p>1540.9081661701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79714012146" calcext:value-type="float">
            <text:p>1540.7971401214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6160626411" calcext:value-type="float">
            <text:p>1540.961606264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0611944199" calcext:value-type="float">
            <text:p>1540.806119441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6858382225" calcext:value-type="float">
            <text:p>1540.968583822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83830189705" calcext:value-type="float">
            <text:p>1540.8383018970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40.9423596859" calcext:value-type="float">
            <text:p>1540.942359685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9.62600898743" calcext:value-type="float">
            <text:p>1559.626008987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9.65631055832" calcext:value-type="float">
            <text:p>1559.6563105583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8.5983979702" calcext:value-type="float">
            <text:p>1558.5983979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48649835587" calcext:value-type="float">
            <text:p>1556.4864983558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8152499199" calcext:value-type="float">
            <text:p>1556.181524991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7295026779" calcext:value-type="float">
            <text:p>1556.1729502677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6984272003" calcext:value-type="float">
            <text:p>1556.169842720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4508080482" calcext:value-type="float">
            <text:p>1556.1450808048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7.19407844543" calcext:value-type="float">
            <text:p>1557.194078445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office:value-type="float" office:value="1556.15352892876" calcext:value-type="float">
            <text:p>1556.153528928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40963554382" calcext:value-type="float">
            <text:p>186.6409635543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6244735718" calcext:value-type="float">
            <text:p>186.67624473571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0880784988" calcext:value-type="float">
            <text:p>186.680880784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3410654068" calcext:value-type="float">
            <text:p>186.67341065406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0938491821" calcext:value-type="float">
            <text:p>186.6709384918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66991949081" calcext:value-type="float">
            <text:p>186.6669919490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90070867538" calcext:value-type="float">
            <text:p>186.6900708675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7769174576" calcext:value-type="float">
            <text:p>186.6877691745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74720525742" calcext:value-type="float">
            <text:p>186.67472052574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6.682050704956" calcext:value-type="float">
            <text:p>186.6820507049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150368690491" calcext:value-type="float">
            <text:p>189.1503686904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40434408188" calcext:value-type="float">
            <text:p>189.2404344081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70547151566" calcext:value-type="float">
            <text:p>189.2705471515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94332742691" calcext:value-type="float">
            <text:p>189.29433274269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6290931702" calcext:value-type="float">
            <text:p>189.2362909317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3475923538" calcext:value-type="float">
            <text:p>189.2334759235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0762243271" calcext:value-type="float">
            <text:p>189.2307622432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60155677795" calcext:value-type="float">
            <text:p>189.2601556777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39246606827" calcext:value-type="float">
            <text:p>189.2392466068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89.208721160889" calcext:value-type="float">
            <text:p>189.20872116088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52.41110372543" calcext:value-type="float">
            <text:p>1552.4111037254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2979092598" calcext:value-type="float">
            <text:p>1545.2297909259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6772737503" calcext:value-type="float">
            <text:p>1545.2677273750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1970157623" calcext:value-type="float">
            <text:p>1545.4197015762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53634738922" calcext:value-type="float">
            <text:p>1545.5363473892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5850920677" calcext:value-type="float">
            <text:p>1545.458509206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3640780449" calcext:value-type="float">
            <text:p>1545.4364078044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52463841438" calcext:value-type="float">
            <text:p>1545.524638414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41522359848" calcext:value-type="float">
            <text:p>1545.4152235984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45.23719549179" calcext:value-type="float">
            <text:p>1545.2371954917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7.227869033813" calcext:value-type="float">
            <text:p>237.2278690338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6.379941940308" calcext:value-type="float">
            <text:p>236.3799419403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438584566116" calcext:value-type="float">
            <text:p>239.43858456611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6.257855415344" calcext:value-type="float">
            <text:p>236.2578554153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513784646988" calcext:value-type="float">
            <text:p>239.51378464698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495474338531" calcext:value-type="float">
            <text:p>239.49547433853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587792158127" calcext:value-type="float">
            <text:p>239.58779215812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9.708369255066" calcext:value-type="float">
            <text:p>239.7083692550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40.247861862183" calcext:value-type="float">
            <text:p>240.24786186218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37.047184228897" calcext:value-type="float">
            <text:p>237.0471842288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18851852417" calcext:value-type="float">
            <text:p>212.41885185241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54820394516" calcext:value-type="float">
            <text:p>212.4548203945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25186872482" calcext:value-type="float">
            <text:p>212.42518687248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477321147919" calcext:value-type="float">
            <text:p>212.4773211479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38251638412" calcext:value-type="float">
            <text:p>212.5382516384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22053718567" calcext:value-type="float">
            <text:p>212.5220537185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534065485001" calcext:value-type="float">
            <text:p>212.5340654850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357209205627" calcext:value-type="float">
            <text:p>212.35720920562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157127380371" calcext:value-type="float">
            <text:p>212.15712738037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212.002815485001" calcext:value-type="float">
            <text:p>212.00281548500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1.86603617668" calcext:value-type="float">
            <text:p>1891.8660361766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7937502861" calcext:value-type="float">
            <text:p>1892.5793750286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65880990028" calcext:value-type="float">
            <text:p>1892.6588099002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74491024017" calcext:value-type="float">
            <text:p>1892.7449102401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6429052353" calcext:value-type="float">
            <text:p>1892.5642905235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5434560776" calcext:value-type="float">
            <text:p>1892.554345607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3.21193313599" calcext:value-type="float">
            <text:p>1893.2119331359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1.97025871277" calcext:value-type="float">
            <text:p>1891.970258712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55940794945" calcext:value-type="float">
            <text:p>1892.5594079494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892.77780795097" calcext:value-type="float">
            <text:p>1892.777807950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696.13934111595" calcext:value-type="float">
            <text:p>1696.1393411159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74763894081" calcext:value-type="float">
            <text:p>1700.7476389408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64236283302" calcext:value-type="float">
            <text:p>1700.6423628330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23793125153" calcext:value-type="float">
            <text:p>1700.237931251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0.55406522751" calcext:value-type="float">
            <text:p>1700.5540652275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23080348969" calcext:value-type="float">
            <text:p>1703.230803489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9493253231" calcext:value-type="float">
            <text:p>1703.949325323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90292239189" calcext:value-type="float">
            <text:p>1703.902922391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5.95301318169" calcext:value-type="float">
            <text:p>1705.953013181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DAOS</text:p>
          </table:table-cell>
          <table:table-cell office:value-type="float" office:value="1703.78060531616" calcext:value-type="float">
            <text:p>1703.7806053161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74.72139525414" calcext:value-type="float">
            <text:p>1574.7213952541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91046595573" calcext:value-type="float">
            <text:p>1567.9104659557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26288533211" calcext:value-type="float">
            <text:p>1568.2628853321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37393069267" calcext:value-type="float">
            <text:p>1568.3739306926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873044014" calcext:value-type="float">
            <text:p>1567.787304401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0933675766" calcext:value-type="float">
            <text:p>1567.709336757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88989162445" calcext:value-type="float">
            <text:p>1567.889891624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76823592186" calcext:value-type="float">
            <text:p>1567.768235921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7.97967505455" calcext:value-type="float">
            <text:p>1567.9796750545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office:value-type="float" office:value="1568.34580516815" calcext:value-type="float">
            <text:p>1568.34580516815</text:p>
          </table:table-cell>
        </table:table-row>
        <table:table-row table:style-name="ro1" table:number-rows-repeated="45"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Default"/>
          <table:table-cell/>
        </table:table-row>
        <table:table-row table:style-name="ro1" table:number-rows-repeated="10483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kmeans-kernel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ce12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NUMBER_OF_CENTERS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table:style-name="Default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893962860107" calcext:value-type="float">
            <text:p>0.46289396286010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59935426712036" calcext:value-type="float">
            <text:p>0.45993542671203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413455963135" calcext:value-type="float">
            <text:p>0.46041345596313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5956926345825" calcext:value-type="float">
            <text:p>0.46595692634582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10503578186" calcext:value-type="float">
            <text:p>0.4621050357818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2893486022949" calcext:value-type="float">
            <text:p>0.462893486022949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59872722625732" calcext:value-type="float">
            <text:p>0.45987272262573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437059402466" calcext:value-type="float">
            <text:p>0.46043705940246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3811159133911" calcext:value-type="float">
            <text:p>0.46381115913391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460341453552246" calcext:value-type="float">
            <text:p>0.46034145355224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5211372375488" calcext:value-type="float">
            <text:p>0.00735211372375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5840950012207" calcext:value-type="float">
            <text:p>0.0075840950012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0800628662109" calcext:value-type="float">
            <text:p>0.00730800628662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4496116638184" calcext:value-type="float">
            <text:p>0.00734496116638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0681419372559" calcext:value-type="float">
            <text:p>0.0073068141937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3246078491211" calcext:value-type="float">
            <text:p>0.00743246078491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2650032043457" calcext:value-type="float">
            <text:p>0.00742650032043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0432739257813" calcext:value-type="float">
            <text:p>0.00740432739257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33518600463867" calcext:value-type="float">
            <text:p>0.00733518600463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742173194885254" calcext:value-type="float">
            <text:p>0.00742173194885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5258083343506" calcext:value-type="float">
            <text:p>0.75525808334350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9812126159668" calcext:value-type="float">
            <text:p>0.749812126159668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4575729370117" calcext:value-type="float">
            <text:p>0.75457572937011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4900941848755" calcext:value-type="float">
            <text:p>0.74490094184875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491287231445" calcext:value-type="float">
            <text:p>0.74849128723144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33607673645" calcext:value-type="float">
            <text:p>0.7483360767364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8637437820435" calcext:value-type="float">
            <text:p>0.74863743782043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1300096511841" calcext:value-type="float">
            <text:p>0.75130009651184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50522613525391" calcext:value-type="float">
            <text:p>0.75052261352539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746994256973267" calcext:value-type="float">
            <text:p>0.74699425697326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5378112792969" calcext:value-type="float">
            <text:p>0.01453781127929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3180618286133" calcext:value-type="float">
            <text:p>0.01331806182861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4929885864258" calcext:value-type="float">
            <text:p>0.0144929885864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4284496307373" calcext:value-type="float">
            <text:p>0.01342844963073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3371353149414" calcext:value-type="float">
            <text:p>0.01333713531494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4631862640381" calcext:value-type="float">
            <text:p>0.01446318626403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2899284362793" calcext:value-type="float">
            <text:p>0.01328992843627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1441822052002" calcext:value-type="float">
            <text:p>0.014144182205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39842033386231" calcext:value-type="float">
            <text:p>0.01398420333862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143773555755615" calcext:value-type="float">
            <text:p>0.014377355575562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084107875824" calcext:value-type="float">
            <text:p>0.3908410787582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8023161888123" calcext:value-type="float">
            <text:p>0.38802316188812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9647722244263" calcext:value-type="float">
            <text:p>0.38964772224426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90289926528931" calcext:value-type="float">
            <text:p>0.39028992652893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6417627334595" calcext:value-type="float">
            <text:p>0.38641762733459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8186383247375" calcext:value-type="float">
            <text:p>0.38818638324737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8836717605591" calcext:value-type="float">
            <text:p>0.38883671760559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071895599365" calcext:value-type="float">
            <text:p>0.38707189559936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566804885864" calcext:value-type="float">
            <text:p>0.38756680488586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387820410728455" calcext:value-type="float">
            <text:p>0.38782041072845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4068927764893" calcext:value-type="float">
            <text:p>0.006740689277649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8528079986572" calcext:value-type="float">
            <text:p>0.00668528079986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9746398925781" calcext:value-type="float">
            <text:p>0.00669746398925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3682689666748" calcext:value-type="float">
            <text:p>0.00673682689666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6233768463135" calcext:value-type="float">
            <text:p>0.00676233768463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5237903594971" calcext:value-type="float">
            <text:p>0.0066523790359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667160987854" calcext:value-type="float">
            <text:p>0.00666716098785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0387744903564" calcext:value-type="float">
            <text:p>0.00670387744903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4571990966797" calcext:value-type="float">
            <text:p>0.00674571990966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672385692596436" calcext:value-type="float">
            <text:p>0.00672385692596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0874805450439" calcext:value-type="float">
            <text:p>0.950874805450439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47917175293" calcext:value-type="float">
            <text:p>0.9524791717529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573419570923" calcext:value-type="float">
            <text:p>0.951573419570923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2731800079346" calcext:value-type="float">
            <text:p>0.95273180007934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954317092896" calcext:value-type="float">
            <text:p>0.95195431709289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037841796875" calcext:value-type="float">
            <text:p>0.95037841796875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0514698028564" calcext:value-type="float">
            <text:p>0.95051469802856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49672222137451" calcext:value-type="float">
            <text:p>0.949672222137451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3125977516174" calcext:value-type="float">
            <text:p>0.953125977516174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951960015296936" calcext:value-type="float">
            <text:p>0.95196001529693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4467506408692" calcext:value-type="float">
            <text:p>0.00734467506408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1822719573975" calcext:value-type="float">
            <text:p>0.00741822719574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4703540802002" calcext:value-type="float">
            <text:p>0.0073470354080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1143951416016" calcext:value-type="float">
            <text:p>0.0073114395141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6548900604248" calcext:value-type="float">
            <text:p>0.00736548900604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6607780456543" calcext:value-type="float">
            <text:p>0.00746607780456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2111206054688" calcext:value-type="float">
            <text:p>0.00742111206054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4817419052124" calcext:value-type="float">
            <text:p>0.00748174190521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5464096069336" calcext:value-type="float">
            <text:p>0.00735464096069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73617696762085" calcext:value-type="float">
            <text:p>0.007361769676209</text:p>
          </table:table-cell>
          <table:table-cell table:number-columns-repeated="2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means-app" table:style-name="ta1"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INTS_PER_FRAGMENT</text:p>
          </table:table-cell>
          <table:table-cell office:value-type="string" calcext:value-type="string">
            <text:p>NUMBER_OF_FRAGMENTS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NUMBER_OF_CENTERS</text:p>
          </table:table-cell>
          <table:table-cell office:value-type="string" calcext:value-type="string">
            <text:p>KMEANS_ITERATIONS</text:p>
          </table:table-cell>
          <table:table-cell office:value-type="string" calcext:value-type="string">
            <text:p>EXEC_IN_NVRAM</text:p>
          </table:table-cell>
          <table:table-cell table:style-name="ce11" office:value-type="string" calcext:value-type="string">
            <text:p>MOD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1.969158172607" calcext:value-type="float">
            <text:p>161.9691581726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2.348482131958" calcext:value-type="float">
            <text:p>162.3484821319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803846597672" calcext:value-type="float">
            <text:p>160.8038465976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859283447266" calcext:value-type="float">
            <text:p>159.85928344726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164489030838" calcext:value-type="float">
            <text:p>159.1644890308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960618019104" calcext:value-type="float">
            <text:p>159.96061801910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059090137482" calcext:value-type="float">
            <text:p>160.05909013748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9.611529827118" calcext:value-type="float">
            <text:p>159.6115298271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530901908875" calcext:value-type="float">
            <text:p>160.530901908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0.229301452637" calcext:value-type="float">
            <text:p>160.2293014526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9.751840829849" calcext:value-type="float">
            <text:p>209.7518408298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3.091348409653" calcext:value-type="float">
            <text:p>213.0913484096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8.192278146744" calcext:value-type="float">
            <text:p>218.1922781467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7.814375638962" calcext:value-type="float">
            <text:p>217.8143756389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3.445193767548" calcext:value-type="float">
            <text:p>223.4451937675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8.266721725464" calcext:value-type="float">
            <text:p>218.2667217254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4.11888384819" calcext:value-type="float">
            <text:p>224.118883848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0.554246902466" calcext:value-type="float">
            <text:p>210.5542469024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3.4866502285" calcext:value-type="float">
            <text:p>203.486650228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5.315905094147" calcext:value-type="float">
            <text:p>215.3159050941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19806265831" calcext:value-type="float">
            <text:p>314.198062658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5.186792373657" calcext:value-type="float">
            <text:p>315.18679237365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723871231079" calcext:value-type="float">
            <text:p>314.7238712310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6.134651660919" calcext:value-type="float">
            <text:p>316.13465166091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293533086777" calcext:value-type="float">
            <text:p>314.2935330867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5.22385263443" calcext:value-type="float">
            <text:p>315.2238526344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3.747420787811" calcext:value-type="float">
            <text:p>313.7474207878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2.978667497635" calcext:value-type="float">
            <text:p>312.9786674976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80238699913" calcext:value-type="float">
            <text:p>314.802386999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314.640121936798" calcext:value-type="float">
            <text:p>314.6401219367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380993366241" calcext:value-type="float">
            <text:p>254.3809933662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.755769491196" calcext:value-type="float">
            <text:p>253.7557694911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.802828788757" calcext:value-type="float">
            <text:p>252.802828788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449167490005" calcext:value-type="float">
            <text:p>254.4491674900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.255872249603" calcext:value-type="float">
            <text:p>254.2558722496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.645669937134" calcext:value-type="float">
            <text:p>252.6456699371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1.448482990265" calcext:value-type="float">
            <text:p>251.4484829902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7.559030532837" calcext:value-type="float">
            <text:p>257.5590305328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6.296733617783" calcext:value-type="float">
            <text:p>286.296733617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64.089583158493" calcext:value-type="float">
            <text:p>264.0895831584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3.36052632332" calcext:value-type="float">
            <text:p>2543.3605263233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9.56449818611" calcext:value-type="float">
            <text:p>2539.564498186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9.93558931351" calcext:value-type="float">
            <text:p>2539.935589313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57512450218" calcext:value-type="float">
            <text:p>2556.575124502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6588871479" calcext:value-type="float">
            <text:p>2556.65888714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4.66705441475" calcext:value-type="float">
            <text:p>2554.667054414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56.95499515533" calcext:value-type="float">
            <text:p>2556.954995155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32.0615799427" calcext:value-type="float">
            <text:p>2532.061579942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47.98432564735" calcext:value-type="float">
            <text:p>2547.984325647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522.37577843666" calcext:value-type="float">
            <text:p>2522.3757784366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17.96024060249" calcext:value-type="float">
            <text:p>2017.960240602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4.1891067028" calcext:value-type="float">
            <text:p>2044.18910670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1.78763198853" calcext:value-type="float">
            <text:p>2041.787631988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109.67146325111" calcext:value-type="float">
            <text:p>2109.671463251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51.33332061768" calcext:value-type="float">
            <text:p>2051.333320617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0.47443056107" calcext:value-type="float">
            <text:p>2040.474430561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20.50308132172" calcext:value-type="float">
            <text:p>2020.503081321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44.98454451561" calcext:value-type="float">
            <text:p>2044.984544515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16.71717143059" calcext:value-type="float">
            <text:p>2016.717171430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021.8045732975" calcext:value-type="float">
            <text:p>2021.80457329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960626602173" calcext:value-type="float">
            <text:p>188.96062660217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271474123001" calcext:value-type="float">
            <text:p>188.2714741230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128964185715" calcext:value-type="float">
            <text:p>188.1289641857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194528102875" calcext:value-type="float">
            <text:p>189.1945281028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067471981049" calcext:value-type="float">
            <text:p>189.0674719810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423400402069" calcext:value-type="float">
            <text:p>189.42340040206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940227270126" calcext:value-type="float">
            <text:p>189.94022727012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9.020019054413" calcext:value-type="float">
            <text:p>189.02001905441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8.250290870667" calcext:value-type="float">
            <text:p>188.25029087066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7.297947645187" calcext:value-type="float">
            <text:p>187.2979476451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4.734004020691" calcext:value-type="float">
            <text:p>224.7340040206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5.169047117233" calcext:value-type="float">
            <text:p>225.1690471172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6.329107284546" calcext:value-type="float">
            <text:p>206.3291072845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4.338773488998" calcext:value-type="float">
            <text:p>214.3387734889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24.382365703583" calcext:value-type="float">
            <text:p>224.3823657035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96.714824676514" calcext:value-type="float">
            <text:p>196.7148246765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8.516405820847" calcext:value-type="float">
            <text:p>218.5164058208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599779605865" calcext:value-type="float">
            <text:p>212.5997796058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246806383133" calcext:value-type="float">
            <text:p>212.2468063831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2.982539653778" calcext:value-type="float">
            <text:p>212.9825396537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5.96741962433" calcext:value-type="float">
            <text:p>2095.967419624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79.60130167007" calcext:value-type="float">
            <text:p>2079.601301670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26001095772" calcext:value-type="float">
            <text:p>2089.260010957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6.03597259521" calcext:value-type="float">
            <text:p>2096.0359725952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97743940353" calcext:value-type="float">
            <text:p>2089.9774394035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3.30674028397" calcext:value-type="float">
            <text:p>2083.3067402839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0.55098891258" calcext:value-type="float">
            <text:p>2080.5509889125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9.26835846901" calcext:value-type="float">
            <text:p>2089.2683584690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86.42802214622" calcext:value-type="float">
            <text:p>2086.428022146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091.75023174286" calcext:value-type="float">
            <text:p>2091.7502317428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80.959513664246" calcext:value-type="float">
            <text:p>580.95951366424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4.031160593033" calcext:value-type="float">
            <text:p>574.0311605930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650644540787" calcext:value-type="float">
            <text:p>577.6506445407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629957437515" calcext:value-type="float">
            <text:p>577.6299574375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8.830020666122" calcext:value-type="float">
            <text:p>578.8300206661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5.837219238281" calcext:value-type="float">
            <text:p>575.83721923828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5.484825134277" calcext:value-type="float">
            <text:p>575.48482513427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235619306564" calcext:value-type="float">
            <text:p>577.2356193065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7.73039317131" calcext:value-type="float">
            <text:p>577.7303931713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3.93036198616" calcext:value-type="float">
            <text:p>573.930361986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1.590344429016" calcext:value-type="float">
            <text:p>571.5903444290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7.42484664917" calcext:value-type="float">
            <text:p>567.4248466491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1.577034950256" calcext:value-type="float">
            <text:p>571.57703495025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9.972939729691" calcext:value-type="float">
            <text:p>569.97293972969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0.134532213211" calcext:value-type="float">
            <text:p>570.1345322132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5.650747299194" calcext:value-type="float">
            <text:p>565.65074729919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6.299469470978" calcext:value-type="float">
            <text:p>566.2994694709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9.039016723633" calcext:value-type="float">
            <text:p>569.03901672363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70.5615234375" calcext:value-type="float">
            <text:p>570.561523437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7.600617647171" calcext:value-type="float">
            <text:p>567.600617647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0.280768156052" calcext:value-type="float">
            <text:p>380.2807681560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.239110946655" calcext:value-type="float">
            <text:p>358.2391109466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2.065350532532" calcext:value-type="float">
            <text:p>362.0653505325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1.752227067947" calcext:value-type="float">
            <text:p>381.75222706794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01.538145780563" calcext:value-type="float">
            <text:p>401.53814578056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17.520785331726" calcext:value-type="float">
            <text:p>417.5207853317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29.061671495438" calcext:value-type="float">
            <text:p>429.0616714954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10.790801763535" calcext:value-type="float">
            <text:p>410.7908017635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5.400341510773" calcext:value-type="float">
            <text:p>365.40034151077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82.896569728851" calcext:value-type="float">
            <text:p>382.8965697288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6.9198050499" calcext:value-type="float">
            <text:p>4566.919805049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1.7886698246" calcext:value-type="float">
            <text:p>4561.788669824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8.6405608654" calcext:value-type="float">
            <text:p>4568.640560865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47.02162146568" calcext:value-type="float">
            <text:p>4547.021621465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0.82958912849" calcext:value-type="float">
            <text:p>4560.829589128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6.8245139122" calcext:value-type="float">
            <text:p>4576.824513912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0.32780647278" calcext:value-type="float">
            <text:p>4570.327806472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75.31989526749" calcext:value-type="float">
            <text:p>4575.3198952674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68.51227831841" calcext:value-type="float">
            <text:p>4568.512278318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582.75252914429" calcext:value-type="float">
            <text:p>4582.752529144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957.61917686462" calcext:value-type="float">
            <text:p>2957.619176864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835.58711314201" calcext:value-type="float">
            <text:p>2835.5871131420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98.63984203339" calcext:value-type="float">
            <text:p>2798.639842033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97.22701430321" calcext:value-type="float">
            <text:p>2797.2270143032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59.05563163757" calcext:value-type="float">
            <text:p>2759.055631637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1.38791918755" calcext:value-type="float">
            <text:p>2721.3879191875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08.33271670341" calcext:value-type="float">
            <text:p>2708.332716703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8.27080655098" calcext:value-type="float">
            <text:p>2728.270806550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1.25596880913" calcext:value-type="float">
            <text:p>2721.2559688091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25.2137901783" calcext:value-type="float">
            <text:p>2725.213790178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9.71375870705" calcext:value-type="float">
            <text:p>1799.713758707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6.9607052803" calcext:value-type="float">
            <text:p>1796.960705280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22.85979771614" calcext:value-type="float">
            <text:p>1822.8597977161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17.47972130775" calcext:value-type="float">
            <text:p>1817.479721307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9.93930387497" calcext:value-type="float">
            <text:p>1809.939303874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3.66796565056" calcext:value-type="float">
            <text:p>1803.66796565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22.85550570488" calcext:value-type="float">
            <text:p>1822.855505704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15.26722788811" calcext:value-type="float">
            <text:p>1815.267227888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802.47790074348" calcext:value-type="float">
            <text:p>1802.477900743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00" calcext:value-type="float">
            <text:p>128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793.99552989006" calcext:value-type="float">
            <text:p>1793.99552989006</text:p>
          </table:table-cell>
        </table:table-row>
      </table:table>
      <table:table table:name="matsum-kernel" table:style-name="ta1">
        <table:table-column table:style-name="co4" table:default-cell-style-name="ce13"/>
        <table:table-column table:style-name="co15" table:default-cell-style-name="ce13"/>
        <table:table-column table:style-name="co16" table:default-cell-style-name="ce13"/>
        <table:table-column table:style-name="co11" table:default-cell-style-name="ce13"/>
        <table:table-column table:style-name="co4" table:number-columns-repeated="60" table:default-cell-style-name="ce13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INPUT_IN_NVRAM</text:p>
          </table:table-cell>
          <table:table-cell office:value-type="string" calcext:value-type="string">
            <text:p>RESULT_IN_NVRA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ING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1950340271" calcext:value-type="float">
            <text:p>0.0342195034027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452526092529" calcext:value-type="float">
            <text:p>0.03424525260925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545509338379" calcext:value-type="float">
            <text:p>0.03425455093383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45491027832" calcext:value-type="float">
            <text:p>0.0342454910278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173576354981" calcext:value-type="float">
            <text:p>0.03421735763549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3151092529297" calcext:value-type="float">
            <text:p>0.0343151092529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211723327637" calcext:value-type="float">
            <text:p>0.03422117233276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295169830322" calcext:value-type="float">
            <text:p>0.0342295169830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2578887939453" calcext:value-type="float">
            <text:p>0.03425788879394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43296527862549" calcext:value-type="float">
            <text:p>0.03432965278625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0469284057617" calcext:value-type="float">
            <text:p>0.00017046928405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0469284057617" calcext:value-type="float">
            <text:p>0.00017046928405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992446899414" calcext:value-type="float">
            <text:p>0.00016999244689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1422958374023" calcext:value-type="float">
            <text:p>0.00017142295837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5939331054688" calcext:value-type="float">
            <text:p>0.00016593933105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999237060547" calcext:value-type="float">
            <text:p>0.00017499923706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78466796875" calcext:value-type="float">
            <text:p>0.000167846679688</text:p>
          </table:table-cell>
          <table:table-cell table:number-columns-repeated="24"/>
          <table:table-cell table:style-name="Default" table:number-columns-repeated="10"/>
          <table:table-cell table:number-columns-repeated="25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3793563842773" calcext:value-type="float">
            <text:p>0.00016379356384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4270401000977" calcext:value-type="float">
            <text:p>0.0001642704010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038772583008" calcext:value-type="float">
            <text:p>0.00016903877258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99990081787109" calcext:value-type="float">
            <text:p>0.03999900817871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14958000183106" calcext:value-type="float">
            <text:p>0.04149580001831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99649143218994" calcext:value-type="float">
            <text:p>0.039964914321899</text:p>
          </table:table-cell>
          <table:table-cell/>
          <table:table-cell table:style-name="Default" table:number-columns-repeated="9"/>
          <table:table-cell table:number-columns-repeated="4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16560173034668" calcext:value-type="float">
            <text:p>0.04165601730346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0941371917725" calcext:value-type="float">
            <text:p>0.04009413719177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825904846191" calcext:value-type="float">
            <text:p>0.04018259048461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136783599854" calcext:value-type="float">
            <text:p>0.04221367835998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511192321777" calcext:value-type="float">
            <text:p>0.04015111923217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9209728240967" calcext:value-type="float">
            <text:p>0.04092097282409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01325225830078" calcext:value-type="float">
            <text:p>0.04013252258300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6224517822266" calcext:value-type="float">
            <text:p>0.00037622451782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6224517822266" calcext:value-type="float">
            <text:p>0.00037622451782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4807586669922" calcext:value-type="float">
            <text:p>0.00038480758667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178192138672" calcext:value-type="float">
            <text:p>0.00037717819213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2171401977539" calcext:value-type="float">
            <text:p>0.00037217140197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0754470825195" calcext:value-type="float">
            <text:p>0.00038075447082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893447875977" calcext:value-type="float">
            <text:p>0.00037789344787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4697265625" calcext:value-type="float">
            <text:p>0.0003814697265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0277633666992" calcext:value-type="float">
            <text:p>0.0003802776336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270843505859" calcext:value-type="float">
            <text:p>0.00037527084350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6906814575195" calcext:value-type="float">
            <text:p>0.0436906814575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5066223144531" calcext:value-type="float">
            <text:p>0.04350662231445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5776710510254" calcext:value-type="float">
            <text:p>0.043577671051025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37052249908447" calcext:value-type="float">
            <text:p>0.04370522499084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8857803344727" calcext:value-type="float">
            <text:p>0.04288578033447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3209667205811" calcext:value-type="float">
            <text:p>0.04232096672058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2987937927246" calcext:value-type="float">
            <text:p>0.04229879379272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0637130737305" calcext:value-type="float">
            <text:p>0.042063713073731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1507358551026" calcext:value-type="float">
            <text:p>0.04215073585510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422625541687012" calcext:value-type="float">
            <text:p>0.0422625541687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84059143066406" calcext:value-type="float">
            <text:p>0.000184059143066</text:p>
          </table:table-cell>
          <table:table-cell table:style-name="Default"/>
          <table:table-cell/>
          <table:table-cell table:style-name="Default" table:number-columns-repeated="10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2853469848633" calcext:value-type="float">
            <text:p>0.000172853469849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807144165039" calcext:value-type="float">
            <text:p>0.000173807144165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3807144165039" calcext:value-type="float">
            <text:p>0.000173807144165</text:p>
          </table:table-cell>
          <table:table-cell table:number-columns-repeated="2"/>
          <table:table-cell table:style-name="Default" table:number-columns-repeated="10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9767608642578" calcext:value-type="float">
            <text:p>0.000179767608643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DRAM</text:p>
          </table:table-cell>
          <table:table-cell table:style-name="Default" office:value-type="float" office:value="0.00017857551574707" calcext:value-type="float">
            <text:p>0.000178575515747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24115562439" calcext:value-type="float">
            <text:p>0.13024115562439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428314208984" calcext:value-type="float">
            <text:p>0.130428314208984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07725906372" calcext:value-type="float">
            <text:p>0.126307725906372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7278804779053" calcext:value-type="float">
            <text:p>0.127278804779053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30401611328125" calcext:value-type="float">
            <text:p>0.130401611328125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5460147857666" calcext:value-type="float">
            <text:p>0.125460147857666</text:p>
          </table:table-cell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80205154419" calcext:value-type="float">
            <text:p>0.126380205154419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6329183578491" calcext:value-type="float">
            <text:p>0.12632918357849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7914667129517" calcext:value-type="float">
            <text:p>0.12791466712951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121068477630615" calcext:value-type="float">
            <text:p>0.12106847763061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61473655700684" calcext:value-type="float">
            <text:p>0.00261473655700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81143188476562" calcext:value-type="float">
            <text:p>0.002811431884766</text:p>
          </table:table-cell>
          <table:table-cell/>
          <table:table-cell table:style-name="Default" table:number-columns-repeated="11"/>
          <table:table-cell table:number-columns-repeated="4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81596183776855" calcext:value-type="float">
            <text:p>0.002815961837769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69818305969238" calcext:value-type="float">
            <text:p>0.002698183059692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58278846740723" calcext:value-type="float">
            <text:p>0.002582788467407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3227691650391" calcext:value-type="float">
            <text:p>0.00273227691650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921199798584" calcext:value-type="float">
            <text:p>0.002792119979858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304198265075684" calcext:value-type="float">
            <text:p>0.003041982650757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461051940918" calcext:value-type="float">
            <text:p>0.002746105194092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M-NVM</text:p>
          </table:table-cell>
          <table:table-cell table:style-name="Default" office:value-type="float" office:value="0.00273346900939941" calcext:value-type="float">
            <text:p>0.002733469009399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393886566162" calcext:value-type="float">
            <text:p>0.03553938865661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687141418457" calcext:value-type="float">
            <text:p>0.035568714141846</text:p>
          </table:table-cell>
          <table:table-cell/>
          <table:table-cell table:style-name="Default" table:number-columns-repeated="10"/>
          <table:table-cell table:number-columns-repeated="48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8264503479" calcext:value-type="float">
            <text:p>0.03548264503479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719161987305" calcext:value-type="float">
            <text:p>0.035471916198731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765819549561" calcext:value-type="float">
            <text:p>0.03557658195495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958938598633" calcext:value-type="float">
            <text:p>0.035595893859863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692935943604" calcext:value-type="float">
            <text:p>0.0354692935943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4046821594238" calcext:value-type="float">
            <text:p>0.03540468215942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293750762939" calcext:value-type="float">
            <text:p>0.035529375076294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355141162872314" calcext:value-type="float">
            <text:p>0.03551411628723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7369842529297" calcext:value-type="float">
            <text:p>0.00016736984252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3330307006836" calcext:value-type="float">
            <text:p>0.000173330307007</text:p>
          </table:table-cell>
          <table:table-cell table:number-columns-repeated="3"/>
          <table:table-cell table:style-name="Default" table:number-columns-repeated="7"/>
          <table:table-cell table:number-columns-repeated="4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522399902344" calcext:value-type="float">
            <text:p>0.00017452239990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474723815918" calcext:value-type="float">
            <text:p>0.00016474723815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6429748535156" calcext:value-type="float">
            <text:p>0.00017642974853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4522399902344" calcext:value-type="float">
            <text:p>0.00017452239990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8085098266602" calcext:value-type="float">
            <text:p>0.0001680850982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3091888427734" calcext:value-type="float">
            <text:p>0.0001730918884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69754028320313" calcext:value-type="float">
            <text:p>0.0001697540283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176429748535156" calcext:value-type="float">
            <text:p>0.000176429748535</text:p>
          </table:table-cell>
          <table:table-cell table:number-columns-repeated="2"/>
          <table:table-cell table:style-name="Default" table:number-columns-repeated="12"/>
          <table:table-cell table:number-columns-repeated="45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946048736572" calcext:value-type="float">
            <text:p>0.04219460487365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371459960938" calcext:value-type="float">
            <text:p>0.04213714599609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33149337768555" calcext:value-type="float">
            <text:p>0.04331493377685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1960353851318" calcext:value-type="float">
            <text:p>0.042196035385132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40313816070557" calcext:value-type="float">
            <text:p>0.04403138160705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747135162354" calcext:value-type="float">
            <text:p>0.04227471351623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351360321045" calcext:value-type="float">
            <text:p>0.042235136032105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40692901611328" calcext:value-type="float">
            <text:p>0.044069290161133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2229175567627" calcext:value-type="float">
            <text:p>0.04222917556762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434582233428955" calcext:value-type="float">
            <text:p>0.04345822334289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5284423828125" calcext:value-type="float">
            <text:p>0.000385284423828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411272048950195" calcext:value-type="float">
            <text:p>0.0004112720489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7178192138672" calcext:value-type="float">
            <text:p>0.00037717819213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6238098144531" calcext:value-type="float">
            <text:p>0.00038623809814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708145141602" calcext:value-type="float">
            <text:p>0.00038170814514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814697265625" calcext:value-type="float">
            <text:p>0.0003814697265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8608703613281" calcext:value-type="float">
            <text:p>0.00037860870361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986099243164" calcext:value-type="float">
            <text:p>0.00037598609924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9085540771484" calcext:value-type="float">
            <text:p>0.00037908554077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0375270843505859" calcext:value-type="float">
            <text:p>0.00037527084350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731161117554" calcext:value-type="float">
            <text:p>0.797731161117554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6124696731567" calcext:value-type="float">
            <text:p>0.79612469673156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058820724487" calcext:value-type="float">
            <text:p>0.797058820724487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8878908157349" calcext:value-type="float">
            <text:p>0.79887890815734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178506851196" calcext:value-type="float">
            <text:p>0.79717850685119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8627614974976" calcext:value-type="float">
            <text:p>0.79862761497497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7807455062866" calcext:value-type="float">
            <text:p>0.797807455062866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5291185379028" calcext:value-type="float">
            <text:p>0.795291185379028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4754981994629" calcext:value-type="float">
            <text:p>0.794754981994629</text:p>
          </table:table-cell>
          <table:table-cell table:number-columns-repeated="59"/>
        </table:table-row>
        <table:table-row table:style-name="ro1">
          <table:table-cell table:style-name="Default" office:value-type="float" office:value="7000" calcext:value-type="float">
            <text:p>7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795458316802979" calcext:value-type="float">
            <text:p>0.795458316802979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313835144043" calcext:value-type="float">
            <text:p>0.00453138351440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9003448486328" calcext:value-type="float">
            <text:p>0.00459003448486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26163482666" calcext:value-type="float">
            <text:p>0.004562616348267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61411476135254" calcext:value-type="float">
            <text:p>0.004614114761353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5236434936523" calcext:value-type="float">
            <text:p>0.004552364349365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5880165100098" calcext:value-type="float">
            <text:p>0.004558801651001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643104553223" calcext:value-type="float">
            <text:p>0.004566431045532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7930564880371" calcext:value-type="float">
            <text:p>0.004579305648804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6023216247559" calcext:value-type="float">
            <text:p>0.004560232162476</text:p>
          </table:table-cell>
          <table:table-cell table:number-columns-repeated="59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float" office:value="0.00451970100402832" calcext:value-type="float">
            <text:p>0.004519701004028</text:p>
          </table:table-cell>
          <table:table-cell table:number-columns-repeated="59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tsum-app" table:style-name="ta1">
        <table:table-column table:style-name="co4" table:default-cell-style-name="Default"/>
        <table:table-column table:style-name="co17" table:default-cell-style-name="Default"/>
        <table:table-column table:style-name="co7" table:default-cell-style-name="ce8"/>
        <table:table-column table:style-name="co18" table:default-cell-style-name="ce8"/>
        <table:table-column table:style-name="co4" table:number-columns-repeated="2" table:default-cell-style-name="Default"/>
        <table:table-row table:style-name="ro1">
          <table:table-cell table:style-name="ce13" office:value-type="string" calcext:value-type="string">
            <text:p>BLOCKSIZE</text:p>
          </table:table-cell>
          <table:table-cell table:style-name="ce13" office:value-type="string" calcext:value-type="string">
            <text:p>MATRIX_SIDE</text:p>
          </table:table-cell>
          <table:table-cell table:style-name="ce13" office:value-type="string" calcext:value-type="string">
            <text:p>INPUT_IN_NVRAM</text:p>
          </table:table-cell>
          <table:table-cell table:style-name="ce13" office:value-type="string" calcext:value-type="string">
            <text:p>RESULT_IN_NVRAM</text:p>
          </table:table-cell>
          <table:table-cell table:style-name="ce16" office:value-type="string" calcext:value-type="string">
            <text:p>MODE</text:p>
          </table:table-cell>
          <table:table-cell table:style-name="ce13" office:value-type="string" calcext:value-type="string">
            <text:p>TIMIN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.26395535469055" calcext:value-type="float">
            <text:p>6.26395535469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63810300827026" calcext:value-type="float">
            <text:p>5.63810300827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71136784553528" calcext:value-type="float">
            <text:p>5.71136784553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6005702018738" calcext:value-type="float">
            <text:p>4.960057020187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2111625671387" calcext:value-type="float">
            <text:p>5.021116256713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0279731750488" calcext:value-type="float">
            <text:p>4.8027973175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9841051101685" calcext:value-type="float">
            <text:p>5.19841051101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370819568634" calcext:value-type="float">
            <text:p>5.03708195686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8562912940979" calcext:value-type="float">
            <text:p>5.185629129409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7920360565186" calcext:value-type="float">
            <text:p>5.079203605651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449627161026" calcext:value-type="float">
            <text:p>1.4496271610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5322198867798" calcext:value-type="float">
            <text:p>1.253221988677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8327751159668" calcext:value-type="float">
            <text:p>1.283277511596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1797385215759" calcext:value-type="float">
            <text:p>1.317973852157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8721952438355" calcext:value-type="float">
            <text:p>1.287219524383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43103313446" calcext:value-type="float">
            <text:p>1.29431033134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7944374084473" calcext:value-type="float">
            <text:p>1.279443740844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01291847229" calcext:value-type="float">
            <text:p>1.29012918472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7735733985901" calcext:value-type="float">
            <text:p>1.277357339859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3949542045593" calcext:value-type="float">
            <text:p>1.339495420455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8.51929092407227" calcext:value-type="float">
            <text:p>8.51929092407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7896270751953" calcext:value-type="float">
            <text:p>5.178962707519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4845414161682" calcext:value-type="float">
            <text:p>4.948454141616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0659980773926" calcext:value-type="float">
            <text:p>5.10659980773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.01083374023438" calcext:value-type="float">
            <text:p>6.01083374023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5517349243164" calcext:value-type="float">
            <text:p>4.95517349243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3096985816956" calcext:value-type="float">
            <text:p>5.030969858169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17261123657227" calcext:value-type="float">
            <text:p>5.172611236572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32736587524414" calcext:value-type="float">
            <text:p>5.327365875244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.05614137649536" calcext:value-type="float">
            <text:p>5.056141376495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41439294815063" calcext:value-type="float">
            <text:p>1.414392948150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5329747200012" calcext:value-type="float">
            <text:p>1.353297472000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2142972946167" calcext:value-type="float">
            <text:p>1.321429729461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450756072998" calcext:value-type="float">
            <text:p>1.34507560729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913783073425" calcext:value-type="float">
            <text:p>1.299137830734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0570387840271" calcext:value-type="float">
            <text:p>1.3057038784027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7097120285034" calcext:value-type="float">
            <text:p>1.370971202850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36661672592163" calcext:value-type="float">
            <text:p>1.366616725921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777026176453" calcext:value-type="float">
            <text:p>1.297770261764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29357838630676" calcext:value-type="float">
            <text:p>1.293578386306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8340420722961" calcext:value-type="float">
            <text:p>34.83404207229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5709888935089" calcext:value-type="float">
            <text:p>32.57098889350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89510679245" calcext:value-type="float">
            <text:p>32.895106792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3.9598081111908" calcext:value-type="float">
            <text:p>33.95980811119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2.8640041351318" calcext:value-type="float">
            <text:p>32.86400413513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861839056015" calcext:value-type="float">
            <text:p>34.8618390560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9719727039337" calcext:value-type="float">
            <text:p>14.97197270393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4701447486877" calcext:value-type="float">
            <text:p>13.47014474868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7200012207031" calcext:value-type="float">
            <text:p>14.72000122070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4096229076386" calcext:value-type="float">
            <text:p>13.40962290763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8460235595703" calcext:value-type="float">
            <text:p>14.846023559570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642296791077" calcext:value-type="float">
            <text:p>13.86422967910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3214597702026" calcext:value-type="float">
            <text:p>14.32145977020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333563804626" calcext:value-type="float">
            <text:p>13.83335638046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021382808685" calcext:value-type="float">
            <text:p>14.60213828086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0790767669678" calcext:value-type="float">
            <text:p>13.0790767669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2290463447571" calcext:value-type="float">
            <text:p>4.02290463447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3444714546204" calcext:value-type="float">
            <text:p>3.33444714546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81854891777039" calcext:value-type="float">
            <text:p>3.818548917770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1957931518555" calcext:value-type="float">
            <text:p>3.619579315185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6354870796204" calcext:value-type="float">
            <text:p>3.663548707962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71615958213806" calcext:value-type="float">
            <text:p>3.716159582138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2755346298218" calcext:value-type="float">
            <text:p>3.627553462982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9832923412323" calcext:value-type="float">
            <text:p>3.98329234123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02397441864" calcext:value-type="float">
            <text:p>1.61023974418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928797721863" calcext:value-type="float">
            <text:p>1.35928797721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948872566223" calcext:value-type="float">
            <text:p>1.359488725662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771321296692" calcext:value-type="float">
            <text:p>1.367713212966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813235282898" calcext:value-type="float">
            <text:p>1.368132352828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372399330139" calcext:value-type="float">
            <text:p>1.363723993301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786723136902" calcext:value-type="float">
            <text:p>1.367867231369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218357086182" calcext:value-type="float">
            <text:p>1.362183570861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5573816299438" calcext:value-type="float">
            <text:p>1.35573816299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663198471069" calcext:value-type="float">
            <text:p>1.366631984710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2026286125183" calcext:value-type="float">
            <text:p>4.120262861251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162036895752" calcext:value-type="float">
            <text:p>4.2162036895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9788432121277" calcext:value-type="float">
            <text:p>4.197884321212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5019202232361" calcext:value-type="float">
            <text:p>4.150192022323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7684593200684" calcext:value-type="float">
            <text:p>4.276845932006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.06805467605591" calcext:value-type="float">
            <text:p>5.068054676055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.01074910163879" calcext:value-type="float">
            <text:p>5.01074910163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09623146057129" calcext:value-type="float">
            <text:p>6.09623146057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75566172599793" calcext:value-type="float">
            <text:p>4.755661725997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4979972839356" calcext:value-type="float">
            <text:p>4.249799728393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5565385818481" calcext:value-type="float">
            <text:p>1.75565385818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5913581848145" calcext:value-type="float">
            <text:p>1.659135818481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6814923286438" calcext:value-type="float">
            <text:p>1.66814923286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2005281448364" calcext:value-type="float">
            <text:p>1.620052814483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5285992622376" calcext:value-type="float">
            <text:p>1.652859926223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9798898696899" calcext:value-type="float">
            <text:p>1.697988986968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583423614502" calcext:value-type="float">
            <text:p>1.615834236145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8942022323608" calcext:value-type="float">
            <text:p>1.689420223236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4285969734192" calcext:value-type="float">
            <text:p>1.642859697341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7527365684509" calcext:value-type="float">
            <text:p>1.675273656845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335640668869" calcext:value-type="float">
            <text:p>19.3356406688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2842977046967" calcext:value-type="float">
            <text:p>24.28429770469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8525161743164" calcext:value-type="float">
            <text:p>24.8525161743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8749492168426" calcext:value-type="float">
            <text:p>22.874949216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7.8980462551117" calcext:value-type="float">
            <text:p>17.8980462551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.4202160835266" calcext:value-type="float">
            <text:p>15.4202160835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8126268386841" calcext:value-type="float">
            <text:p>18.81262683868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1063232421875" calcext:value-type="float">
            <text:p>21.10632324218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774276971817" calcext:value-type="float">
            <text:p>19.7742769718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6230459213257" calcext:value-type="float">
            <text:p>19.62304592132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6846232414246" calcext:value-type="float">
            <text:p>6.368462324142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8804130554199" calcext:value-type="float">
            <text:p>6.588041305541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1818199157715" calcext:value-type="float">
            <text:p>6.318181991577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1591143608093" calcext:value-type="float">
            <text:p>6.415911436080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7295536994934" calcext:value-type="float">
            <text:p>6.572955369949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1003155708313" calcext:value-type="float">
            <text:p>6.410031557083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5773029327393" calcext:value-type="float">
            <text:p>6.457730293273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3949794769287" calcext:value-type="float">
            <text:p>6.439497947692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5125932693481" calcext:value-type="float">
            <text:p>6.25125932693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0036363601685" calcext:value-type="float">
            <text:p>6.20036363601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1781344413757" calcext:value-type="float">
            <text:p>4.01781344413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62873935699463" calcext:value-type="float">
            <text:p>3.628739356994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9592981338501" calcext:value-type="float">
            <text:p>3.395929813385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39092755317688" calcext:value-type="float">
            <text:p>3.39092755317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40110683441162" calcext:value-type="float">
            <text:p>3.401106834411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50819945335388" calcext:value-type="float">
            <text:p>3.508199453353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6581082344055" calcext:value-type="float">
            <text:p>4.165810823440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53110885620117" calcext:value-type="float">
            <text:p>3.53110885620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.70536994934082" calcext:value-type="float">
            <text:p>3.70536994934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63091993331909" calcext:value-type="float">
            <text:p>4.630919933319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49167203903198" calcext:value-type="float">
            <text:p>1.491672039031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935096740723" calcext:value-type="float">
            <text:p>1.3093509674072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664324760437" calcext:value-type="float">
            <text:p>1.306643247604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6592888832092" calcext:value-type="float">
            <text:p>1.365928888320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3964014053345" calcext:value-type="float">
            <text:p>1.339640140533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29309248924255" calcext:value-type="float">
            <text:p>1.293092489242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7425112724304" calcext:value-type="float">
            <text:p>1.374251127243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4464955329895" calcext:value-type="float">
            <text:p>1.3446495532989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726194381714" calcext:value-type="float">
            <text:p>1.307261943817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30483865737915" calcext:value-type="float">
            <text:p>1.304838657379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30725979804993" calcext:value-type="float">
            <text:p>4.307259798049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31053280830383" calcext:value-type="float">
            <text:p>4.31053280830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9540810585022" calcext:value-type="float">
            <text:p>4.195408105850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7089080810547" calcext:value-type="float">
            <text:p>4.170890808105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08585000038147" calcext:value-type="float">
            <text:p>4.085850000381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4702095985413" calcext:value-type="float">
            <text:p>4.247020959854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20805239677429" calcext:value-type="float">
            <text:p>4.208052396774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765878200531" calcext:value-type="float">
            <text:p>4.17658782005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1494445800781" calcext:value-type="float">
            <text:p>4.114944458007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.16699314117432" calcext:value-type="float">
            <text:p>4.1669931411743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339551448822" calcext:value-type="float">
            <text:p>1.733955144882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9606051445007" calcext:value-type="float">
            <text:p>1.596060514450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027774810791" calcext:value-type="float">
            <text:p>1.60277748107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9942960739136" calcext:value-type="float">
            <text:p>1.599429607391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1356401443481" calcext:value-type="float">
            <text:p>1.6135640144348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049337387085" calcext:value-type="float">
            <text:p>1.60493373870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63074707984924" calcext:value-type="float">
            <text:p>1.630747079849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2590970993042" calcext:value-type="float">
            <text:p>1.725909709930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53273129463196" calcext:value-type="float">
            <text:p>1.532731294631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.72692060470581" calcext:value-type="float">
            <text:p>1.726920604705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6.4396669864655" calcext:value-type="float">
            <text:p>36.4396669864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195746421814" calcext:value-type="float">
            <text:p>22.195746421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3733716011047" calcext:value-type="float">
            <text:p>22.37337160110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3779127597809" calcext:value-type="float">
            <text:p>22.37791275978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5571830272675" calcext:value-type="float">
            <text:p>22.55718302726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0196182727814" calcext:value-type="float">
            <text:p>24.0196182727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619181394577" calcext:value-type="float">
            <text:p>18.619181394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7735257148743" calcext:value-type="float">
            <text:p>24.77352571487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7447094917297" calcext:value-type="float">
            <text:p>22.74470949172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.6896908283234" calcext:value-type="float">
            <text:p>16.68969082832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9430422782898" calcext:value-type="float">
            <text:p>6.694304227828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266444683075" calcext:value-type="float">
            <text:p>6.52664446830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90623664856" calcext:value-type="float">
            <text:p>6.67906236648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5801787376404" calcext:value-type="float">
            <text:p>6.658017873764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9514975547791" calcext:value-type="float">
            <text:p>6.595149755477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244325637817" calcext:value-type="float">
            <text:p>6.5624432563781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3690905570984" calcext:value-type="float">
            <text:p>6.336909055709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390561103821" calcext:value-type="float">
            <text:p>6.673905611038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70198583602905" calcext:value-type="float">
            <text:p>6.701985836029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4311499595642" calcext:value-type="float">
            <text:p>6.443114995956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720883846283" calcext:value-type="float">
            <text:p>22.7208838462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6336581707001" calcext:value-type="float">
            <text:p>20.6336581707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1.2472794055939" calcext:value-type="float">
            <text:p>31.2472794055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8888866901398" calcext:value-type="float">
            <text:p>21.88888669013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766471862793" calcext:value-type="float">
            <text:p>20.7664718627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0286376476288" calcext:value-type="float">
            <text:p>22.0286376476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8.673172712326" calcext:value-type="float">
            <text:p>18.6731727123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2.8800506591797" calcext:value-type="float">
            <text:p>22.88005065917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3.4028084278107" calcext:value-type="float">
            <text:p>23.4028084278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5745162963867" calcext:value-type="float">
            <text:p>20.57451629638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5009956359863" calcext:value-type="float">
            <text:p>6.35009956359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022691726685" calcext:value-type="float">
            <text:p>6.560226917266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8947715759277" calcext:value-type="float">
            <text:p>6.489477157592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5945606231689" calcext:value-type="float">
            <text:p>6.359456062316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2266316413879" calcext:value-type="float">
            <text:p>6.222663164138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6185121536255" calcext:value-type="float">
            <text:p>6.361851215362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6777715682983" calcext:value-type="float">
            <text:p>6.5677771568298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192923545837" calcext:value-type="float">
            <text:p>6.551929235458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1890506744385" calcext:value-type="float">
            <text:p>6.618905067443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6440267562866" calcext:value-type="float">
            <text:p>6.464402675628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30.7930567264557" calcext:value-type="float">
            <text:p>30.79305672645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0102362632751" calcext:value-type="float">
            <text:p>24.01023626327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0552678108215" calcext:value-type="float">
            <text:p>21.05526781082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8040242195129" calcext:value-type="float">
            <text:p>19.8040242195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6.4694283008575" calcext:value-type="float">
            <text:p>26.4694283008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0104329586029" calcext:value-type="float">
            <text:p>20.01043295860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6.7788913249969" calcext:value-type="float">
            <text:p>16.77889132499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5547618865967" calcext:value-type="float">
            <text:p>20.55476188659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4693632125854" calcext:value-type="float">
            <text:p>20.46936321258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5.6821415424347" calcext:value-type="float">
            <text:p>25.68214154243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3311586380005" calcext:value-type="float">
            <text:p>6.533115863800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8990178108215" calcext:value-type="float">
            <text:p>6.489901781082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9376811981201" calcext:value-type="float">
            <text:p>6.593768119812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25967216491699" calcext:value-type="float">
            <text:p>6.259672164916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0865364074707" calcext:value-type="float">
            <text:p>6.508653640747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3691544532776" calcext:value-type="float">
            <text:p>6.636915445327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3698673248291" calcext:value-type="float">
            <text:p>6.636986732482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542755126953" calcext:value-type="float">
            <text:p>6.555427551269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7011313438416" calcext:value-type="float">
            <text:p>6.370113134384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015739440918" calcext:value-type="float">
            <text:p>6.60157394409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7.7593455314636" calcext:value-type="float">
            <text:p>17.75934553146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1.4587957859039" calcext:value-type="float">
            <text:p>21.45879578590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9.0633227825165" calcext:value-type="float">
            <text:p>29.06332278251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0.1993751525879" calcext:value-type="float">
            <text:p>20.19937515258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3.7045993804932" calcext:value-type="float">
            <text:p>23.70459938049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0789186954498" calcext:value-type="float">
            <text:p>19.0789186954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9.673145532608" calcext:value-type="float">
            <text:p>19.6731455326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4.2996587753296" calcext:value-type="float">
            <text:p>24.2996587753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6.7460148334503" calcext:value-type="float">
            <text:p>26.74601483345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25.6974241733551" calcext:value-type="float">
            <text:p>25.697424173355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71226859092712" calcext:value-type="float">
            <text:p>6.712268590927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49076533317566" calcext:value-type="float">
            <text:p>6.490765333175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0869455337524" calcext:value-type="float">
            <text:p>6.608694553375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1241779327393" calcext:value-type="float">
            <text:p>6.512417793273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2163100242615" calcext:value-type="float">
            <text:p>6.521631002426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7509894371033" calcext:value-type="float">
            <text:p>6.375098943710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4693360328674" calcext:value-type="float">
            <text:p>6.346933603286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55858373641968" calcext:value-type="float">
            <text:p>6.558583736419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67630410194397" calcext:value-type="float">
            <text:p>6.6763041019439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.33656525611877" calcext:value-type="float">
            <text:p>6.336565256118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0733947753906" calcext:value-type="float">
            <text:p>4.007339477539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26721596717835" calcext:value-type="float">
            <text:p>4.267215967178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165753364563" calcext:value-type="float">
            <text:p>4.01657533645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5108952522278" calcext:value-type="float">
            <text:p>4.051089525222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508159160614" calcext:value-type="float">
            <text:p>3.95081591606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1651182174683" calcext:value-type="float">
            <text:p>4.116511821746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378005027771" calcext:value-type="float">
            <text:p>3.83780050277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233142375946" calcext:value-type="float">
            <text:p>4.02331423759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66826581954956" calcext:value-type="float">
            <text:p>4.668265819549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1504521369934" calcext:value-type="float">
            <text:p>1.715045213699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6973361968994" calcext:value-type="float">
            <text:p>1.569733619689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0821270942688" calcext:value-type="float">
            <text:p>1.608212709426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53460693359" calcext:value-type="float">
            <text:p>1.624534606933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9666275978088" calcext:value-type="float">
            <text:p>1.596662759780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224905967712" calcext:value-type="float">
            <text:p>1.692249059677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1440491676331" calcext:value-type="float">
            <text:p>1.614404916763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5669021606445" calcext:value-type="float">
            <text:p>1.5566902160644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7563734054565" calcext:value-type="float">
            <text:p>1.575637340545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336353302002" calcext:value-type="float">
            <text:p>1.58336353302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3.3377974033356" calcext:value-type="float">
            <text:p>33.33779740333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5617220401764" calcext:value-type="float">
            <text:p>27.56172204017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4510586261749" calcext:value-type="float">
            <text:p>28.45105862617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270959854126" calcext:value-type="float">
            <text:p>28.2709598541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8970324993134" calcext:value-type="float">
            <text:p>25.8970324993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5024046897888" calcext:value-type="float">
            <text:p>4.850240468978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20914363861084" calcext:value-type="float">
            <text:p>4.20914363861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91968083381653" calcext:value-type="float">
            <text:p>4.919680833816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3876709938049" calcext:value-type="float">
            <text:p>4.03876709938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689959526062" calcext:value-type="float">
            <text:p>4.06899595260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8767461776733" calcext:value-type="float">
            <text:p>4.087674617767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3626866340637" calcext:value-type="float">
            <text:p>3.836268663406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4685568809509" calcext:value-type="float">
            <text:p>4.046855688095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3698582649231" calcext:value-type="float">
            <text:p>4.36985826492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6930484771729" calcext:value-type="float">
            <text:p>4.1693048477172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242763519287" calcext:value-type="float">
            <text:p>1.692427635192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41926574707" calcext:value-type="float">
            <text:p>1.684192657470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94162940979" calcext:value-type="float">
            <text:p>1.5941629409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913087844849" calcext:value-type="float">
            <text:p>1.589130878448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796442985535" calcext:value-type="float">
            <text:p>1.6979644298553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714076042175" calcext:value-type="float">
            <text:p>1.627140760421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107829093933" calcext:value-type="float">
            <text:p>1.581078290939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4860534667969" calcext:value-type="float">
            <text:p>1.64860534667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216166496277" calcext:value-type="float">
            <text:p>1.582161664962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6263279914856" calcext:value-type="float">
            <text:p>1.562632799148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8.6296439170837" calcext:value-type="float">
            <text:p>28.6296439170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5601062774658" calcext:value-type="float">
            <text:p>29.56010627746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6412138938904" calcext:value-type="float">
            <text:p>25.64121389389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6.8223173618317" calcext:value-type="float">
            <text:p>26.82231736183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4666998386383" calcext:value-type="float">
            <text:p>27.4666998386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1733090877533" calcext:value-type="float">
            <text:p>25.17330908775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3.7013351917267" calcext:value-type="float">
            <text:p>23.70133519172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3523976802826" calcext:value-type="float">
            <text:p>31.35239768028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4535932540894" calcext:value-type="float">
            <text:p>4.845359325408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5843534469605" calcext:value-type="float">
            <text:p>4.15843534469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8360872268677" calcext:value-type="float">
            <text:p>3.983608722686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5867238044739" calcext:value-type="float">
            <text:p>3.858672380447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7301888465881" calcext:value-type="float">
            <text:p>3.973018884658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1244506835937" calcext:value-type="float">
            <text:p>3.912445068359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457396030426" calcext:value-type="float">
            <text:p>3.8457396030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35457539558411" calcext:value-type="float">
            <text:p>4.35457539558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84847521781921" calcext:value-type="float">
            <text:p>4.848475217819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5767650604248" calcext:value-type="float">
            <text:p>3.857676506042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503099441528" calcext:value-type="float">
            <text:p>1.625030994415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4621949195862" calcext:value-type="float">
            <text:p>1.6462194919586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1014142036438" calcext:value-type="float">
            <text:p>1.710141420364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6335201263428" calcext:value-type="float">
            <text:p>1.663352012634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04227256775" calcext:value-type="float">
            <text:p>1.624042272567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657642364502" calcext:value-type="float">
            <text:p>1.626576423645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75400805473328" calcext:value-type="float">
            <text:p>1.754008054733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246632575989" calcext:value-type="float">
            <text:p>1.62246632575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15721988678" calcext:value-type="float">
            <text:p>1.68157219886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3220763206482" calcext:value-type="float">
            <text:p>1.632207632064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9333298206329" calcext:value-type="float">
            <text:p>31.93332982063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0345966815948" calcext:value-type="float">
            <text:p>34.034596681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4228105545044" calcext:value-type="float">
            <text:p>25.42281055450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6024684906006" calcext:value-type="float">
            <text:p>29.6024684906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5.4983148574829" calcext:value-type="float">
            <text:p>25.49831485748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0.1599717140198" calcext:value-type="float">
            <text:p>30.1599717140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6.1403584480286" calcext:value-type="float">
            <text:p>26.14035844802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410736322403" calcext:value-type="float">
            <text:p>29.4107363224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1621904373169" calcext:value-type="float">
            <text:p>34.1621904373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62279963493347" calcext:value-type="float">
            <text:p>4.622799634933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2427015304565" calcext:value-type="float">
            <text:p>3.92427015304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0724196434021" calcext:value-type="float">
            <text:p>4.00724196434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07903528213501" calcext:value-type="float">
            <text:p>4.079035282135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2384719848633" calcext:value-type="float">
            <text:p>3.923847198486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87870812416077" calcext:value-type="float">
            <text:p>3.878708124160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5333385467529" calcext:value-type="float">
            <text:p>3.953333854675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4624805450439" calcext:value-type="float">
            <text:p>3.946248054504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.91914772987366" calcext:value-type="float">
            <text:p>3.91914772987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.18170475959778" calcext:value-type="float">
            <text:p>4.181704759597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81706094741821" calcext:value-type="float">
            <text:p>1.8170609474182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8000693321228" calcext:value-type="float">
            <text:p>1.80006933212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799494743347" calcext:value-type="float">
            <text:p>1.697994947433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8859801292419" calcext:value-type="float">
            <text:p>1.588598012924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9618678092957" calcext:value-type="float">
            <text:p>1.696186780929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8545770645142" calcext:value-type="float">
            <text:p>1.6854577064514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6591358184814" calcext:value-type="float">
            <text:p>1.665913581848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5786395072937" calcext:value-type="float">
            <text:p>1.57863950729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2490701675415" calcext:value-type="float">
            <text:p>1.624907016754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.60306215286255" calcext:value-type="float">
            <text:p>1.603062152862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6106638908386" calcext:value-type="float">
            <text:p>31.6106638908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9.1943137645721" calcext:value-type="float">
            <text:p>29.19431376457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7.0744516849518" calcext:value-type="float">
            <text:p>37.07445168495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1.2136127948761" calcext:value-type="float">
            <text:p>31.21361279487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34.7394576072693" calcext:value-type="float">
            <text:p>34.73945760726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7.3677477836609" calcext:value-type="float">
            <text:p>27.3677477836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4.3471982479095" calcext:value-type="float">
            <text:p>24.3471982479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21.3905234336853" calcext:value-type="float">
            <text:p>21.390523433685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911003112793" calcext:value-type="float">
            <text:p>13.991100311279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702703952789" calcext:value-type="float">
            <text:p>13.97027039527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272342205048" calcext:value-type="float">
            <text:p>14.127234220504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2755608558655" calcext:value-type="float">
            <text:p>13.27556085586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6916093826294" calcext:value-type="float">
            <text:p>13.691609382629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410446166992" calcext:value-type="float">
            <text:p>14.64104461669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1075713634491" calcext:value-type="float">
            <text:p>13.107571363449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693112850189" calcext:value-type="float">
            <text:p>14.16931128501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6871180534363" calcext:value-type="float">
            <text:p>13.68711805343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1044182777405" calcext:value-type="float">
            <text:p>14.10441827774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693032264709" calcext:value-type="float">
            <text:p>13.86930322647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51057434082" calcext:value-type="float">
            <text:p>13.9510574340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8993694782257" calcext:value-type="float">
            <text:p>13.89936947822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5022778511047" calcext:value-type="float">
            <text:p>14.50227785110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0020070075989" calcext:value-type="float">
            <text:p>14.0020070075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7723031044006" calcext:value-type="float">
            <text:p>13.77230310440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7045652866364" calcext:value-type="float">
            <text:p>14.70456528663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4.6017861366272" calcext:value-type="float">
            <text:p>14.601786136627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9204912185669" calcext:value-type="float">
            <text:p>13.92049121856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3.5800302028656" calcext:value-type="float">
            <text:p>13.58003020286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07.377758" calcext:value-type="float">
            <text:p>107.37775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23.844218" calcext:value-type="float">
            <text:p>223.8442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.2083787918091" calcext:value-type="float">
            <text:p>27.20837879180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7.1297345161438" calcext:value-type="float">
            <text:p>27.1297345161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5.1929347515106" calcext:value-type="float">
            <text:p>25.19293475151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2112703323364" calcext:value-type="float">
            <text:p>24.2112703323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5.1477477550507" calcext:value-type="float">
            <text:p>25.14774775505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295704364777" calcext:value-type="float">
            <text:p>23.9295704364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93692278862" calcext:value-type="float">
            <text:p>24.936922788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344322681427" calcext:value-type="float">
            <text:p>23.93443226814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4.9140601158142" calcext:value-type="float">
            <text:p>24.91406011581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23.9165613651276" calcext:value-type="float">
            <text:p>23.916561365127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9586281776428" calcext:value-type="float">
            <text:p>55.95862817764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0046389102936" calcext:value-type="float">
            <text:p>56.004638910293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0406403541565" calcext:value-type="float">
            <text:p>56.04064035415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2828426361084" calcext:value-type="float">
            <text:p>56.28284263610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2410852909088" calcext:value-type="float">
            <text:p>56.24108529090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6.1483449935913" calcext:value-type="float">
            <text:p>56.14834499359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17301940918" calcext:value-type="float">
            <text:p>55.76173019409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4075756073" calcext:value-type="float">
            <text:p>55.7640757560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7670347690582" calcext:value-type="float">
            <text:p>55.767034769058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55.8468525409699" calcext:value-type="float">
            <text:p>55.84685254096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4.2743413448334" calcext:value-type="float">
            <text:p>34.27434134483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298408985138" calcext:value-type="float">
            <text:p>33.82984089851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883392810822" calcext:value-type="float">
            <text:p>33.88833928108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781726360321" calcext:value-type="float">
            <text:p>33.87817263603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3.8105835914612" calcext:value-type="float">
            <text:p>33.81058359146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4.1503891944885" calcext:value-type="float">
            <text:p>34.15038919448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5.6540675163269" calcext:value-type="float">
            <text:p>35.6540675163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.2554852962494" calcext:value-type="float">
            <text:p>36.25548529624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.6043663024902" calcext:value-type="float">
            <text:p>36.60436630249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7.1625134944916" calcext:value-type="float">
            <text:p>37.162513494491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3.2903447151184" calcext:value-type="float">
            <text:p>73.2903447151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3.2868783473969" calcext:value-type="float">
            <text:p>73.286878347396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926022052765" calcext:value-type="float">
            <text:p>72.892602205276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7728900909424" calcext:value-type="float">
            <text:p>72.77289009094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4271228313446" calcext:value-type="float">
            <text:p>72.42712283134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3888401985168" calcext:value-type="float">
            <text:p>72.38884019851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4308040142059" calcext:value-type="float">
            <text:p>72.43080401420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11624288559" calcext:value-type="float">
            <text:p>72.8116242885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8189640045166" calcext:value-type="float">
            <text:p>72.81896400451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72.647314786911" calcext:value-type="float">
            <text:p>72.6473147869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35.263121843338" calcext:value-type="float">
            <text:p>135.2631218433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8.094334125519" calcext:value-type="float">
            <text:p>148.0943341255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50.052964448929" calcext:value-type="float">
            <text:p>150.0529644489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689176797867" calcext:value-type="float">
            <text:p>149.6891767978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839587211609" calcext:value-type="float">
            <text:p>149.8395872116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663232326508" calcext:value-type="float">
            <text:p>149.6632323265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458103895187" calcext:value-type="float">
            <text:p>149.458103895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8.983598232269" calcext:value-type="float">
            <text:p>148.9835982322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20392370224" calcext:value-type="float">
            <text:p>149.2039237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9.213963747025" calcext:value-type="float">
            <text:p>149.2139637470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69935631752" calcext:value-type="float">
            <text:p>290.6993563175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563988447189" calcext:value-type="float">
            <text:p>291.5639884471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767762899399" calcext:value-type="float">
            <text:p>291.7677628993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512160778046" calcext:value-type="float">
            <text:p>291.51216077804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18772888184" calcext:value-type="float">
            <text:p>291.218772888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341729164124" calcext:value-type="float">
            <text:p>290.34172916412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363500118256" calcext:value-type="float">
            <text:p>290.3635001182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79855966568" calcext:value-type="float">
            <text:p>291.279855966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0.778065443039" calcext:value-type="float">
            <text:p>290.7780654430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291.239436864853" calcext:value-type="float">
            <text:p>291.2394368648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402361869812" calcext:value-type="float">
            <text:p>16.34023618698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46804857254" calcext:value-type="float">
            <text:p>16.3468048572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637452125549" calcext:value-type="float">
            <text:p>16.3637452125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749384880066" calcext:value-type="float">
            <text:p>16.3749384880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143005371094" calcext:value-type="float">
            <text:p>16.3143005371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317742347717" calcext:value-type="float">
            <text:p>16.33177423477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748424053192" calcext:value-type="float">
            <text:p>16.37484240531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326506614685" calcext:value-type="float">
            <text:p>16.33265066146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524084091187" calcext:value-type="float">
            <text:p>16.3524084091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.352313041687" calcext:value-type="float">
            <text:p>16.3523130416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93800640106" calcext:value-type="float">
            <text:p>28.79938006401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765829563141" calcext:value-type="float">
            <text:p>28.776582956314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76224422455" calcext:value-type="float">
            <text:p>28.797622442245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761578559875" calcext:value-type="float">
            <text:p>28.77615785598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826240062714" calcext:value-type="float">
            <text:p>28.78262400627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917759418488" calcext:value-type="float">
            <text:p>28.791775941848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8042044639587" calcext:value-type="float">
            <text:p>28.804204463958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814245223999" calcext:value-type="float">
            <text:p>28.78142452239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647550106049" calcext:value-type="float">
            <text:p>28.76475501060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28.7655963897705" calcext:value-type="float">
            <text:p>28.76559638977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646915912628" calcext:value-type="float">
            <text:p>63.76469159126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661571502686" calcext:value-type="float">
            <text:p>63.76615715026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7811589241028" calcext:value-type="float">
            <text:p>63.78115892410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8376710414886" calcext:value-type="float">
            <text:p>63.8376710414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0278570652008" calcext:value-type="float">
            <text:p>64.0278570652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0171411037445" calcext:value-type="float">
            <text:p>64.01714110374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3936913013458" calcext:value-type="float">
            <text:p>64.39369130134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504105091095" calcext:value-type="float">
            <text:p>64.504105091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.3640615940094" calcext:value-type="float">
            <text:p>64.3640615940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.8984658718109" calcext:value-type="float">
            <text:p>63.89846587181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35946846008" calcext:value-type="float">
            <text:p>114.53594684600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58988571167" calcext:value-type="float">
            <text:p>114.55898857116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60620069504" calcext:value-type="float">
            <text:p>114.56062006950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45090913773" calcext:value-type="float">
            <text:p>114.54509091377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555333614349" calcext:value-type="float">
            <text:p>114.5553336143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610066413879" calcext:value-type="float">
            <text:p>114.6100664138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291925430298" calcext:value-type="float">
            <text:p>114.2919254302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060168743134" calcext:value-type="float">
            <text:p>114.06016874313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106943368912" calcext:value-type="float">
            <text:p>114.1069433689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14.053763628006" calcext:value-type="float">
            <text:p>114.053763628006</text:p>
          </table:table-cell>
        </table:table-row>
      </table:table>
      <table:table table:name="matmul-kernel" table:style-name="ta1">
        <table:table-column table:style-name="co4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4" table:default-cell-style-name="ce12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3" office:value-type="string" calcext:value-type="string">
            <text:p>BLOCKSIZE</text:p>
          </table:table-cell>
          <table:table-cell table:style-name="ce13" office:value-type="string" calcext:value-type="string">
            <text:p>INPUT_IN_NVRAM</text:p>
          </table:table-cell>
          <table:table-cell table:style-name="ce13" office:value-type="string" calcext:value-type="string">
            <text:p>EXEC_IN_NVRAM</text:p>
          </table:table-cell>
          <table:table-cell table:style-name="ce13" office:value-type="string" calcext:value-type="string">
            <text:p>RESULT_IN_NVRAM</text:p>
          </table:table-cell>
          <table:table-cell table:style-name="ce13" office:value-type="string" calcext:value-type="string">
            <text:p>MATRIX_SIDE</text:p>
          </table:table-cell>
          <table:table-cell table:style-name="ce16" office:value-type="string" calcext:value-type="string">
            <text:p>MODE</text:p>
          </table:table-cell>
          <table:table-cell table:style-name="ce13" office:value-type="string" calcext:value-type="string">
            <text:p>TIMING</text:p>
          </table:table-cell>
          <table:table-cell/>
          <table:table-cell table:style-name="ce1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1525344848633" calcext:value-type="float">
            <text:p>0.56152534484863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627004623413" calcext:value-type="float">
            <text:p>0.5636270046234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004970550537" calcext:value-type="float">
            <text:p>0.56300497055053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6098690032959" calcext:value-type="float">
            <text:p>0.56609869003295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267946243286" calcext:value-type="float">
            <text:p>0.5632679462432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25364112854" calcext:value-type="float">
            <text:p>0.563253641128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4037084579468" calcext:value-type="float">
            <text:p>0.56403708457946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3071250915527" calcext:value-type="float">
            <text:p>0.56307125091552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613010406494" calcext:value-type="float">
            <text:p>0.5626130104064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423706054688" calcext:value-type="float">
            <text:p>0.56242370605468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3036003112793" calcext:value-type="float">
            <text:p>0.0023036003112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84984588623" calcext:value-type="float">
            <text:p>0.0022284984588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347808837891" calcext:value-type="float">
            <text:p>0.0022134780883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896171569824" calcext:value-type="float">
            <text:p>0.0022189617156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610069274902" calcext:value-type="float">
            <text:p>0.0022161006927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6484069824219" calcext:value-type="float">
            <text:p>0.0021648406982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012664794922" calcext:value-type="float">
            <text:p>0.0022001266479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301483154297" calcext:value-type="float">
            <text:p>0.0022230148315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67887878418" calcext:value-type="float">
            <text:p>0.0021967887878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607353210449" calcext:value-type="float">
            <text:p>0.0021960735321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158313751221" calcext:value-type="float">
            <text:p>3.711583137512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14477920532" calcext:value-type="float">
            <text:p>3.713144779205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747326850891" calcext:value-type="float">
            <text:p>3.7174732685089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475696563721" calcext:value-type="float">
            <text:p>3.714756965637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020173072815" calcext:value-type="float">
            <text:p>3.720201730728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95155620575" calcext:value-type="float">
            <text:p>3.71951556205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533202171326" calcext:value-type="float">
            <text:p>3.725332021713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651529312134" calcext:value-type="float">
            <text:p>3.7265152931213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2808146476746" calcext:value-type="float">
            <text:p>3.728081464767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3133850097656" calcext:value-type="float">
            <text:p>3.7313385009765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94040679932" calcext:value-type="float">
            <text:p>0.1637940406799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588285446167" calcext:value-type="float">
            <text:p>0.163588285446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09061050415" calcext:value-type="float">
            <text:p>0.1638090610504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12501525879" calcext:value-type="float">
            <text:p>0.1637125015258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58516311646" calcext:value-type="float">
            <text:p>0.163758516311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54122161865" calcext:value-type="float">
            <text:p>0.1638541221618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19925689697" calcext:value-type="float">
            <text:p>0.16391992568969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761854171753" calcext:value-type="float">
            <text:p>0.1637618541717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91451263428" calcext:value-type="float">
            <text:p>0.16399145126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87677192688" calcext:value-type="float">
            <text:p>0.163876771926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4650039672852" calcext:value-type="float">
            <text:p>0.5846500396728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252574920654" calcext:value-type="float">
            <text:p>0.5812525749206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103988647461" calcext:value-type="float">
            <text:p>0.58510398864746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629608154297" calcext:value-type="float">
            <text:p>0.58362960815429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009481430054" calcext:value-type="float">
            <text:p>0.5830094814300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2113742828369" calcext:value-type="float">
            <text:p>0.5821137428283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852746963501" calcext:value-type="float">
            <text:p>0.5808527469635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818819046021" calcext:value-type="float">
            <text:p>0.58181881904602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3564758300781" calcext:value-type="float">
            <text:p>0.58356475830078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2255840301514" calcext:value-type="float">
            <text:p>0.5822558403015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5904922485352" calcext:value-type="float">
            <text:p>0.0024590492248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3878364562988" calcext:value-type="float">
            <text:p>0.002438783645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645378112793" calcext:value-type="float">
            <text:p>0.0024764537811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667861938477" calcext:value-type="float">
            <text:p>0.00246667861938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583358764648" calcext:value-type="float">
            <text:p>0.002545833587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147415161133" calcext:value-type="float">
            <text:p>0.0024914741516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866744995117" calcext:value-type="float">
            <text:p>0.0025286674499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583358764648" calcext:value-type="float">
            <text:p>0.002545833587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645378112793" calcext:value-type="float">
            <text:p>0.0024764537811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287750244141" calcext:value-type="float">
            <text:p>0.0024728775024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5725712776184" calcext:value-type="float">
            <text:p>3.8572571277618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246871948242" calcext:value-type="float">
            <text:p>3.862468719482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029386520386" calcext:value-type="float">
            <text:p>3.860293865203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337995529175" calcext:value-type="float">
            <text:p>3.863379955291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710143089294" calcext:value-type="float">
            <text:p>3.867101430892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886763572693" calcext:value-type="float">
            <text:p>3.868867635726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532424926758" calcext:value-type="float">
            <text:p>3.8753242492675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466073036194" calcext:value-type="float">
            <text:p>3.874660730361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820410728455" calcext:value-type="float">
            <text:p>3.878204107284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075375556946" calcext:value-type="float">
            <text:p>3.880753755569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243339538574" calcext:value-type="float">
            <text:p>0.2152433395385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792013168335" calcext:value-type="float">
            <text:p>0.2147920131683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236497879028" calcext:value-type="float">
            <text:p>0.2142364978790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730667114258" calcext:value-type="float">
            <text:p>0.2157306671142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258598327637" calcext:value-type="float">
            <text:p>0.2152585983276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15547180176" calcext:value-type="float">
            <text:p>0.2151155471801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912176132202" calcext:value-type="float">
            <text:p>0.2149121761322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333700180054" calcext:value-type="float">
            <text:p>0.2153337001800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154813766479" calcext:value-type="float">
            <text:p>0.2161548137664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012550354004" calcext:value-type="float">
            <text:p>0.2150125503540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156057357788" calcext:value-type="float">
            <text:p>0.5871560573577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6164712905884" calcext:value-type="float">
            <text:p>0.58616471290588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352991104126" calcext:value-type="float">
            <text:p>0.5873529911041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371494293213" calcext:value-type="float">
            <text:p>0.5853714942932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6822986602783" calcext:value-type="float">
            <text:p>0.58682298660278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8279008865356" calcext:value-type="float">
            <text:p>0.58827900886535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103273391724" calcext:value-type="float">
            <text:p>0.58510327339172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7543725967407" calcext:value-type="float">
            <text:p>0.58754372596740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5594892501831" calcext:value-type="float">
            <text:p>0.5855948925018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4220886230469" calcext:value-type="float">
            <text:p>0.5842208862304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743461608887" calcext:value-type="float">
            <text:p>0.0024974346160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556800842285" calcext:value-type="float">
            <text:p>0.0025255680084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788429260254" calcext:value-type="float">
            <text:p>0.00247788429260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009796142578" calcext:value-type="float">
            <text:p>0.0025300979614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27205657959" calcext:value-type="float">
            <text:p>0.0025327205657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381759643555" calcext:value-type="float">
            <text:p>0.0024638175964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8003005981445" calcext:value-type="float">
            <text:p>0.0024800300598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6286392211914" calcext:value-type="float">
            <text:p>0.0024628639221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7049331665039" calcext:value-type="float">
            <text:p>0.002470493316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4225730895996" calcext:value-type="float">
            <text:p>0.002542257308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658767700195" calcext:value-type="float">
            <text:p>0.7076587677001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405805587769" calcext:value-type="float">
            <text:p>0.7074058055877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5372333526611" calcext:value-type="float">
            <text:p>0.70537233352661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067012786865" calcext:value-type="float">
            <text:p>0.70706701278686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619905471802" calcext:value-type="float">
            <text:p>0.70761990547180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6143379211426" calcext:value-type="float">
            <text:p>0.7061433792114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7143068313599" calcext:value-type="float">
            <text:p>0.7071430683135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09646701812744" calcext:value-type="float">
            <text:p>0.70964670181274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11159229278564" calcext:value-type="float">
            <text:p>0.71115922927856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710391759872437" calcext:value-type="float">
            <text:p>0.71039175987243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3550300598145" calcext:value-type="float">
            <text:p>0.0049355030059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898624420166" calcext:value-type="float">
            <text:p>0.00498986244201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8008728027344" calcext:value-type="float">
            <text:p>0.0049800872802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8189201354981" calcext:value-type="float">
            <text:p>0.005081892013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6138801574707" calcext:value-type="float">
            <text:p>0.00506138801574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3502616882324" calcext:value-type="float">
            <text:p>0.0049350261688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4241714477539" calcext:value-type="float">
            <text:p>0.00494241714477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99415397644043" calcext:value-type="float">
            <text:p>0.004994153976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1728057861328" calcext:value-type="float">
            <text:p>0.0050172805786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500988960266113" calcext:value-type="float">
            <text:p>0.00500988960266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618280410767" calcext:value-type="float">
            <text:p>3.866182804107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966419219971" calcext:value-type="float">
            <text:p>3.869664192199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095022201538" calcext:value-type="float">
            <text:p>3.8709502220153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6900115013123" calcext:value-type="float">
            <text:p>3.8690011501312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701630592346" calcext:value-type="float">
            <text:p>3.877016305923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838935852051" calcext:value-type="float">
            <text:p>3.878389358520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285256385803" calcext:value-type="float">
            <text:p>3.872852563858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7961602210999" calcext:value-type="float">
            <text:p>3.87961602210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218212127686" calcext:value-type="float">
            <text:p>3.8821821212768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8226699829102" calcext:value-type="float">
            <text:p>3.882266998291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272737503052" calcext:value-type="float">
            <text:p>0.2142727375030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398663520813" calcext:value-type="float">
            <text:p>0.213986635208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48802947998" calcext:value-type="float">
            <text:p>0.214488029479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187622070312" calcext:value-type="float">
            <text:p>0.2141876220703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121580123901" calcext:value-type="float">
            <text:p>0.21412158012390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834213256836" calcext:value-type="float">
            <text:p>0.2148342132568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444398880005" calcext:value-type="float">
            <text:p>0.2144443988800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375495910645" calcext:value-type="float">
            <text:p>0.2143754959106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055776596069" calcext:value-type="float">
            <text:p>0.2140557765960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04504776001" calcext:value-type="float">
            <text:p>0.21404504776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0850143432617" calcext:value-type="float">
            <text:p>0.5608501434326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456846237183" calcext:value-type="float">
            <text:p>0.56245684623718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1042098999" calcext:value-type="float">
            <text:p>0.56281042098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516689300537" calcext:value-type="float">
            <text:p>0.56251668930053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391042709351" calcext:value-type="float">
            <text:p>0.5623910427093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14714050293" calcext:value-type="float">
            <text:p>0.562147140502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92724609375" calcext:value-type="float">
            <text:p>0.562927246093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31163406372" calcext:value-type="float">
            <text:p>0.56283116340637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886238098145" calcext:value-type="float">
            <text:p>0.5628862380981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62917232513428" calcext:value-type="float">
            <text:p>0.56291723251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6269493103027" calcext:value-type="float">
            <text:p>0.0021626949310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587585449219" calcext:value-type="float">
            <text:p>0.00222587585449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7270851135254" calcext:value-type="float">
            <text:p>0.0021727085113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131874084473" calcext:value-type="float">
            <text:p>0.0022013187408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2206115722656" calcext:value-type="float">
            <text:p>0.0022220611572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8677520751953" calcext:value-type="float">
            <text:p>0.002186775207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680236816406" calcext:value-type="float">
            <text:p>0.00220680236816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1610069274902" calcext:value-type="float">
            <text:p>0.0022161006927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19440460205078" calcext:value-type="float">
            <text:p>0.0021944046020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20632553100586" calcext:value-type="float">
            <text:p>0.00220632553100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027135848999" calcext:value-type="float">
            <text:p>3.7102713584899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0886135101318" calcext:value-type="float">
            <text:p>3.708861351013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187090873718" calcext:value-type="float">
            <text:p>3.711870908737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240663528442" calcext:value-type="float">
            <text:p>3.712406635284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20581436157" calcext:value-type="float">
            <text:p>3.7132058143615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68989753723" calcext:value-type="float">
            <text:p>3.7156898975372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337747573853" calcext:value-type="float">
            <text:p>3.713377475738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3263092041" calcext:value-type="float">
            <text:p>3.71532630920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659326553345" calcext:value-type="float">
            <text:p>3.716593265533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1593046188354" calcext:value-type="float">
            <text:p>3.7159304618835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60118865967" calcext:value-type="float">
            <text:p>0.1633601188659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476228713989" calcext:value-type="float">
            <text:p>0.1634762287139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2872314453125" calcext:value-type="float">
            <text:p>0.1628723144531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73947143555" calcext:value-type="float">
            <text:p>0.16337394714355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262367248535" calcext:value-type="float">
            <text:p>0.1632623672485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619041442871" calcext:value-type="float">
            <text:p>0.16361904144287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328409194946" calcext:value-type="float">
            <text:p>0.1633284091949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915872573853" calcext:value-type="float">
            <text:p>0.16391587257385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3579940795898" calcext:value-type="float">
            <text:p>0.16357994079589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64197444915771" calcext:value-type="float">
            <text:p>0.1641974449157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728033065796" calcext:value-type="float">
            <text:p>0.5777280330657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32407951355" calcext:value-type="float">
            <text:p>0.578324079513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564643859863" calcext:value-type="float">
            <text:p>0.57856464385986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627586364746" calcext:value-type="float">
            <text:p>0.5786275863647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482078552246" calcext:value-type="float">
            <text:p>0.57948207855224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947233200073" calcext:value-type="float">
            <text:p>0.57994723320007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327251434326" calcext:value-type="float">
            <text:p>0.57732725143432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7465057373047" calcext:value-type="float">
            <text:p>0.57746505737304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833984375" calcext:value-type="float">
            <text:p>0.5798339843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437421798706" calcext:value-type="float">
            <text:p>0.5804374217987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389907836914" calcext:value-type="float">
            <text:p>0.0025238990783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3009796142578" calcext:value-type="float">
            <text:p>0.0025300979614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507759094238" calcext:value-type="float">
            <text:p>0.0025150775909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509117126465" calcext:value-type="float">
            <text:p>0.00252509117126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69675254821777" calcext:value-type="float">
            <text:p>0.0026967525482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270698547363" calcext:value-type="float">
            <text:p>0.00252270698547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2103805541992" calcext:value-type="float">
            <text:p>0.002521038055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935554504395" calcext:value-type="float">
            <text:p>0.00250935554504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078605651855" calcext:value-type="float">
            <text:p>0.002510786056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9457359313965" calcext:value-type="float">
            <text:p>0.0024945735931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587292671204" calcext:value-type="float">
            <text:p>3.795872926712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828357696533" calcext:value-type="float">
            <text:p>3.7982835769653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936623573303" calcext:value-type="float">
            <text:p>3.799366235733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79989814758301" calcext:value-type="float">
            <text:p>3.799898147583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288219451904" calcext:value-type="float">
            <text:p>3.802882194519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843925476074" calcext:value-type="float">
            <text:p>3.8084392547607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27936935425" calcext:value-type="float">
            <text:p>3.8102793693542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57317352295" calcext:value-type="float">
            <text:p>3.809573173522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12199306488" calcext:value-type="float">
            <text:p>3.81121993064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86921691895" calcext:value-type="float">
            <text:p>3.810869216918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4932680130005" calcext:value-type="float">
            <text:p>0.2149326801300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516017913818" calcext:value-type="float">
            <text:p>0.2165160179138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7181444168091" calcext:value-type="float">
            <text:p>0.21718144416809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78728103638" calcext:value-type="float">
            <text:p>0.21517872810363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511960029602" calcext:value-type="float">
            <text:p>0.2151196002960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706275939941" calcext:value-type="float">
            <text:p>0.2167062759399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421127319336" calcext:value-type="float">
            <text:p>0.2164211273193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361522674561" calcext:value-type="float">
            <text:p>0.2163615226745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7266321182251" calcext:value-type="float">
            <text:p>0.21726632118225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216772556304932" calcext:value-type="float">
            <text:p>0.2167725563049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70078086853" calcext:value-type="float">
            <text:p>0.578700780868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442594528198" calcext:value-type="float">
            <text:p>0.58144259452819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368352890015" calcext:value-type="float">
            <text:p>0.5793683528900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752445220947" calcext:value-type="float">
            <text:p>0.57975244522094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301118850708" calcext:value-type="float">
            <text:p>0.5793011188507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9828500747681" calcext:value-type="float">
            <text:p>0.57982850074768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065011978149" calcext:value-type="float">
            <text:p>0.58006501197814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1580638885498" calcext:value-type="float">
            <text:p>0.58158063888549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80987930297852" calcext:value-type="float">
            <text:p>0.5809879302978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578883171081543" calcext:value-type="float">
            <text:p>0.57888317108154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5060195922852" calcext:value-type="float">
            <text:p>0.00255060195922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7992744445801" calcext:value-type="float">
            <text:p>0.0025799274444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483917236328" calcext:value-type="float">
            <text:p>0.0025148391723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45022773742676" calcext:value-type="float">
            <text:p>0.0024502277374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674652099609" calcext:value-type="float">
            <text:p>0.0025167465209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1173973083496" calcext:value-type="float">
            <text:p>0.00251173973083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864028930664" calcext:value-type="float">
            <text:p>0.00250864028930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387191772461" calcext:value-type="float">
            <text:p>0.0025038719177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649452209473" calcext:value-type="float">
            <text:p>0.00250649452209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250697135925293" calcext:value-type="float">
            <text:p>0.00250697135925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841247558594" calcext:value-type="float">
            <text:p>0.66384124755859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2212133407593" calcext:value-type="float">
            <text:p>0.66221213340759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77329826355" calcext:value-type="float">
            <text:p>0.6637732982635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98811340332" calcext:value-type="float">
            <text:p>0.6639881134033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1829710006714" calcext:value-type="float">
            <text:p>0.66182971000671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041757583618" calcext:value-type="float">
            <text:p>0.66404175758361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700342178345" calcext:value-type="float">
            <text:p>0.66370034217834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343118667603" calcext:value-type="float">
            <text:p>0.66434311866760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3431167602539" calcext:value-type="float">
            <text:p>0.66343116760253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664859294891357" calcext:value-type="float">
            <text:p>0.66485929489135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3622131347656" calcext:value-type="float">
            <text:p>0.0042362213134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2334671020508" calcext:value-type="float">
            <text:p>0.0042233467102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9282913208008" calcext:value-type="float">
            <text:p>0.0041928291320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0069694519043" calcext:value-type="float">
            <text:p>0.00420069694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8233871459961" calcext:value-type="float">
            <text:p>0.00418233871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6207313537598" calcext:value-type="float">
            <text:p>0.004162073135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2477722167969" calcext:value-type="float">
            <text:p>0.004224777221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8734550476074" calcext:value-type="float">
            <text:p>0.00418734550476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20069694519043" calcext:value-type="float">
            <text:p>0.004200696945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00416016578674316" calcext:value-type="float">
            <text:p>0.00416016578674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10754203796" calcext:value-type="float">
            <text:p>3.809107542037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0950260162354" calcext:value-type="float">
            <text:p>3.8095026016235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064963340759" calcext:value-type="float">
            <text:p>3.8106496334075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113743782043" calcext:value-type="float">
            <text:p>3.8111374378204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475949287415" calcext:value-type="float">
            <text:p>3.814759492874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764578819275" calcext:value-type="float">
            <text:p>3.817645788192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835007667542" calcext:value-type="float">
            <text:p>3.818350076675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899952888489" calcext:value-type="float">
            <text:p>3.8189995288848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2148408889771" calcext:value-type="float">
            <text:p>3.8214840888977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3.81982374191284" calcext:value-type="float">
            <text:p>3.8198237419128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11709976196" calcext:value-type="float">
            <text:p>0.1812117099761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88719177246" calcext:value-type="float">
            <text:p>0.1812887191772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502103805542" calcext:value-type="float">
            <text:p>0.1815021038055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924654006958" calcext:value-type="float">
            <text:p>0.18092465400695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068181991577" calcext:value-type="float">
            <text:p>0.1810681819915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014537811279" calcext:value-type="float">
            <text:p>0.1810145378112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27179145813" calcext:value-type="float">
            <text:p>0.181271791458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64284324646" calcext:value-type="float">
            <text:p>0.180642843246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080735206604" calcext:value-type="float">
            <text:p>0.1808073520660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</text:p>
          </table:table-cell>
          <table:table-cell table:style-name="Default" office:value-type="float" office:value="0.181332588195801" calcext:value-type="float">
            <text:p>0.1813325881958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599113941192627" calcext:value-type="float">
            <text:p>0.59911394119262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4029178619385" calcext:value-type="float">
            <text:p>0.60402917861938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988885879517" calcext:value-type="float">
            <text:p>0.6039888858795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738763809204" calcext:value-type="float">
            <text:p>0.60073876380920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675582885742" calcext:value-type="float">
            <text:p>0.6006755828857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1295471191406" calcext:value-type="float">
            <text:p>0.60129547119140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0852727890015" calcext:value-type="float">
            <text:p>0.60085272789001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1982831954956" calcext:value-type="float">
            <text:p>0.60198283195495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216648101807" calcext:value-type="float">
            <text:p>0.60321664810180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603418350219727" calcext:value-type="float">
            <text:p>0.6034183502197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4842300415039" calcext:value-type="float">
            <text:p>0.0023484230041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272811889648" calcext:value-type="float">
            <text:p>0.0023627281188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2839584350586" calcext:value-type="float">
            <text:p>0.00232839584350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5795974731445" calcext:value-type="float">
            <text:p>0.00235795974731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296653747559" calcext:value-type="float">
            <text:p>0.0023629665374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1695175170898" calcext:value-type="float">
            <text:p>0.0023169517517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4317779541016" calcext:value-type="float">
            <text:p>0.002343177795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678123474121" calcext:value-type="float">
            <text:p>0.0023667812347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1075286865234" calcext:value-type="float">
            <text:p>0.0023107528686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00236153602600098" calcext:value-type="float">
            <text:p>0.002361536026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285678863525" calcext:value-type="float">
            <text:p>3.9428567886352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288301467896" calcext:value-type="float">
            <text:p>3.942883014678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467758178711" calcext:value-type="float">
            <text:p>3.9546775817871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354820251465" calcext:value-type="float">
            <text:p>3.9435482025146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653511047363" calcext:value-type="float">
            <text:p>3.9465351104736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812368392944" calcext:value-type="float">
            <text:p>3.9581236839294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4945240020752" calcext:value-type="float">
            <text:p>3.9494524002075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205020904541" calcext:value-type="float">
            <text:p>3.9520502090454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563250541687" calcext:value-type="float">
            <text:p>3.95632505416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3.96967077255249" calcext:value-type="float">
            <text:p>3.969670772552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13566970825" calcext:value-type="float">
            <text:p>0.2240135669708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182771682739" calcext:value-type="float">
            <text:p>0.225182771682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725080490112" calcext:value-type="float">
            <text:p>0.2237250804901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644495010376" calcext:value-type="float">
            <text:p>0.22364449501037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844144821167" calcext:value-type="float">
            <text:p>0.2258441448211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3868608474731" calcext:value-type="float">
            <text:p>0.2238686084747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5755929946899" calcext:value-type="float">
            <text:p>0.22575592994689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50045013428" calcext:value-type="float">
            <text:p>0.224050045013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4014759063721" calcext:value-type="float">
            <text:p>0.22401475906372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DRAM</text:p>
          </table:table-cell>
          <table:table-cell table:style-name="Default" office:value-type="float" office:value="0.222806692123413" calcext:value-type="float">
            <text:p>0.2228066921234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0408010482788" calcext:value-type="float">
            <text:p>0.67040801048278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65732860565185" calcext:value-type="float">
            <text:p>0.66573286056518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69094800949097" calcext:value-type="float">
            <text:p>0.66909480094909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6286697387695" calcext:value-type="float">
            <text:p>0.67628669738769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9571866989136" calcext:value-type="float">
            <text:p>0.67957186698913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2701120376587" calcext:value-type="float">
            <text:p>0.67270112037658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8956508636475" calcext:value-type="float">
            <text:p>0.678956508636475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80123567581177" calcext:value-type="float">
            <text:p>0.68012356758117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7868843078613" calcext:value-type="float">
            <text:p>0.67786884307861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674655437469482" calcext:value-type="float">
            <text:p>0.67465543746948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73072242736817" calcext:value-type="float">
            <text:p>0.00773072242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38739967346192" calcext:value-type="float">
            <text:p>0.00738739967346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65347480773926" calcext:value-type="float">
            <text:p>0.00765347480773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20071792602539" calcext:value-type="float">
            <text:p>0.0072007179260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4455738067627" calcext:value-type="float">
            <text:p>0.00744557380676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4073905944824" calcext:value-type="float">
            <text:p>0.00704073905944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51233100891113" calcext:value-type="float">
            <text:p>0.0075123310089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16352462768555" calcext:value-type="float">
            <text:p>0.0071635246276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2953338623047" calcext:value-type="float">
            <text:p>0.0070295333862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00706124305725098" calcext:value-type="float">
            <text:p>0.0070612430572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4879350662231" calcext:value-type="float">
            <text:p>4.3487935066223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411557674408" calcext:value-type="float">
            <text:p>4.341155767440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3164834976196" calcext:value-type="float">
            <text:p>4.3316483497619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2395052909851" calcext:value-type="float">
            <text:p>4.3239505290985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020379066467" calcext:value-type="float">
            <text:p>4.3102037906646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57377243042" calcext:value-type="float">
            <text:p>4.315737724304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3103711605072" calcext:value-type="float">
            <text:p>4.310371160507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9827857017517" calcext:value-type="float">
            <text:p>4.29827857017517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7143263816834" calcext:value-type="float">
            <text:p>4.27143263816834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4.26210880279541" calcext:value-type="float">
            <text:p>4.2621088027954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9606809616089" calcext:value-type="float">
            <text:p>0.2896068096160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2051553726196" calcext:value-type="float">
            <text:p>0.29205155372619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703296661377" calcext:value-type="float">
            <text:p>0.2907032966613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623903274536" calcext:value-type="float">
            <text:p>0.2906239032745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1842460632324" calcext:value-type="float">
            <text:p>0.29184246063232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1938781738281" calcext:value-type="float">
            <text:p>0.2919387817382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90024995803833" calcext:value-type="float">
            <text:p>0.2900249958038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9361715316772" calcext:value-type="float">
            <text:p>0.28936171531677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8766145706177" calcext:value-type="float">
            <text:p>0.28876614570617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M-NVM</text:p>
          </table:table-cell>
          <table:table-cell table:style-name="Default" office:value-type="float" office:value="0.288853406906128" calcext:value-type="float">
            <text:p>0.288853406906128</text:p>
          </table:table-cell>
          <table:table-cell table:number-columns-repeated="2"/>
        </table:table-row>
        <table:table-row table:style-name="ro1" table:number-rows-repeated="104821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tmul-app" table:style-name="ta1">
        <table:table-column table:style-name="co20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3" office:value-type="string" calcext:value-type="string">
            <text:p>BLOCKSIZE</text:p>
          </table:table-cell>
          <table:table-cell table:style-name="ce13" office:value-type="string" calcext:value-type="string">
            <text:p>MATRIX_SIDE</text:p>
          </table:table-cell>
          <table:table-cell table:style-name="ce13" office:value-type="string" calcext:value-type="string">
            <text:p>INPUT_IN_NVRAM</text:p>
          </table:table-cell>
          <table:table-cell table:style-name="ce13" office:value-type="string" calcext:value-type="string">
            <text:p>EXEC_IN_NVRAM</text:p>
          </table:table-cell>
          <table:table-cell table:style-name="ce13" office:value-type="string" calcext:value-type="string">
            <text:p>RESULT_IN_NVRAM</text:p>
          </table:table-cell>
          <table:table-cell table:style-name="ce16" office:value-type="string" calcext:value-type="string">
            <text:p>MODE</text:p>
          </table:table-cell>
          <table:table-cell table:style-name="ce13" office:value-type="string" calcext:value-type="string">
            <text:p>TIMING</text:p>
          </table:table-cell>
          <table:table-cell table:style-name="ce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5.501666307449" calcext:value-type="float">
            <text:p>575.5016663074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7.941701889038" calcext:value-type="float">
            <text:p>567.9417018890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7.422775268555" calcext:value-type="float">
            <text:p>527.4227752685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8.99875164032" calcext:value-type="float">
            <text:p>548.998751640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473066091538" calcext:value-type="float">
            <text:p>584.47306609153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1.085062980652" calcext:value-type="float">
            <text:p>621.0850629806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08.227927446365" calcext:value-type="float">
            <text:p>608.2279274463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1.469346761704" calcext:value-type="float">
            <text:p>521.4693467617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4.787133216858" calcext:value-type="float">
            <text:p>564.7871332168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2.998340845108" calcext:value-type="float">
            <text:p>542.99834084510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548385620117" calcext:value-type="float">
            <text:p>148.5483856201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81917905808" calcext:value-type="float">
            <text:p>150.18191790580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69554233551" calcext:value-type="float">
            <text:p>150.1695542335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223489999771" calcext:value-type="float">
            <text:p>150.22348999977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334138870239" calcext:value-type="float">
            <text:p>150.33413887023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14449262619" calcext:value-type="float">
            <text:p>150.144492626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44014930725" calcext:value-type="float">
            <text:p>150.04401493072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211209535599" calcext:value-type="float">
            <text:p>150.2112095355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42195081711" calcext:value-type="float">
            <text:p>150.04219508171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094820976257" calcext:value-type="float">
            <text:p>150.0948209762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1.894331455231" calcext:value-type="float">
            <text:p>561.8943314552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7.634476423264" calcext:value-type="float">
            <text:p>597.6344764232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3.396021127701" calcext:value-type="float">
            <text:p>583.3960211277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65.747086048126" calcext:value-type="float">
            <text:p>665.74708604812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94.836760997772" calcext:value-type="float">
            <text:p>694.836760997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2.381106853485" calcext:value-type="float">
            <text:p>622.381106853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10.579870939255" calcext:value-type="float">
            <text:p>610.5798709392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9.314828395844" calcext:value-type="float">
            <text:p>579.3148283958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672480344772" calcext:value-type="float">
            <text:p>584.672480344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08.694873332977" calcext:value-type="float">
            <text:p>608.6948733329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83006978035" calcext:value-type="float">
            <text:p>151.8300697803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093336105347" calcext:value-type="float">
            <text:p>153.09333610534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232412338257" calcext:value-type="float">
            <text:p>153.2324123382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54225349426" calcext:value-type="float">
            <text:p>153.65422534942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03363037109" calcext:value-type="float">
            <text:p>153.60336303710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147188425064" calcext:value-type="float">
            <text:p>153.14718842506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782816410065" calcext:value-type="float">
            <text:p>153.78281641006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832619190216" calcext:value-type="float">
            <text:p>153.8326191902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607778072357" calcext:value-type="float">
            <text:p>153.6077780723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3.790814161301" calcext:value-type="float">
            <text:p>153.7908141613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879.777925" calcext:value-type="float">
            <text:p>4879.7779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953.057693" calcext:value-type="float">
            <text:p>4953.05769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8.181415319443" calcext:value-type="float">
            <text:p>578.1814153194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8.799696445465" calcext:value-type="float">
            <text:p>588.799696445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4.233190536499" calcext:value-type="float">
            <text:p>584.2331905364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8.36781835556" calcext:value-type="float">
            <text:p>578.367818355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1.663577318192" calcext:value-type="float">
            <text:p>571.6635773181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5.441505670548" calcext:value-type="float">
            <text:p>525.4415056705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52.121038913727" calcext:value-type="float">
            <text:p>552.1210389137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0.970647335053" calcext:value-type="float">
            <text:p>540.97064733505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9.955042600632" calcext:value-type="float">
            <text:p>569.9550426006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57.902020215988" calcext:value-type="float">
            <text:p>557.9020202159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4.018990516663" calcext:value-type="float">
            <text:p>594.0189905166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15.182001590729" calcext:value-type="float">
            <text:p>615.18200159072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9.442843675613" calcext:value-type="float">
            <text:p>589.4428436756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7.512661457062" calcext:value-type="float">
            <text:p>597.5126614570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3.012833595276" calcext:value-type="float">
            <text:p>583.0128335952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75.099990844727" calcext:value-type="float">
            <text:p>675.0999908447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31.489739656448" calcext:value-type="float">
            <text:p>531.4897396564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61.458655118942" calcext:value-type="float">
            <text:p>661.4586551189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7.221382141113" calcext:value-type="float">
            <text:p>597.2213821411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35.373785018921" calcext:value-type="float">
            <text:p>635.37378501892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409543514252" calcext:value-type="float">
            <text:p>154.40954351425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163282871246" calcext:value-type="float">
            <text:p>155.16328287124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37760448456" calcext:value-type="float">
            <text:p>155.33776044845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08428525925" calcext:value-type="float">
            <text:p>154.80842852592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792216539383" calcext:value-type="float">
            <text:p>154.79221653938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62682151794" calcext:value-type="float">
            <text:p>155.06268215179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86398839951" calcext:value-type="float">
            <text:p>155.086398839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35606193542" calcext:value-type="float">
            <text:p>155.23560619354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97679185867" calcext:value-type="float">
            <text:p>155.2976791858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400563001633" calcext:value-type="float">
            <text:p>155.4005630016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2.876712799072" calcext:value-type="float">
            <text:p>592.8767127990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7.224715232849" calcext:value-type="float">
            <text:p>587.2247152328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3.92878317833" calcext:value-type="float">
            <text:p>563.928783178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84.892920732498" calcext:value-type="float">
            <text:p>584.89292073249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9.671675443649" calcext:value-type="float">
            <text:p>569.6716754436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24.112329721451" calcext:value-type="float">
            <text:p>624.112329721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46.669512748718" calcext:value-type="float">
            <text:p>646.6695127487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98.853587388992" calcext:value-type="float">
            <text:p>598.8535873889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63.286273956299" calcext:value-type="float">
            <text:p>563.2862739562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645.675735473633" calcext:value-type="float">
            <text:p>645.6757354736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262555122375" calcext:value-type="float">
            <text:p>154.2625551223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517829418182" calcext:value-type="float">
            <text:p>154.51782941818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730573654175" calcext:value-type="float">
            <text:p>154.7305736541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103104352951" calcext:value-type="float">
            <text:p>155.103104352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061832666397" calcext:value-type="float">
            <text:p>155.06183266639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53646755219" calcext:value-type="float">
            <text:p>155.3536467552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32505464554" calcext:value-type="float">
            <text:p>154.8325054645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324305772781" calcext:value-type="float">
            <text:p>155.32430577278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4.824739456177" calcext:value-type="float">
            <text:p>154.8247394561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55.21951174736" calcext:value-type="float">
            <text:p>155.219511747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949.93373703957" calcext:value-type="float">
            <text:p>4949.933737039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4899.94301772118" calcext:value-type="float">
            <text:p>4899.943017721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5045.95862317085" calcext:value-type="float">
            <text:p>5045.9586231708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3.93699717522" calcext:value-type="float">
            <text:p>1233.9369971752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4.51383376122" calcext:value-type="float">
            <text:p>1234.5138337612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5.1317255497" calcext:value-type="float">
            <text:p>1235.131725549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office:value-type="float" office:value="1234.42102575302" calcext:value-type="float">
            <text:p>1234.421025753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7.814809560776" calcext:value-type="float">
            <text:p>547.8148095607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36.397780418396" calcext:value-type="float">
            <text:p>536.3977804183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15.691711187363" calcext:value-type="float">
            <text:p>515.6917111873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2.277000427246" calcext:value-type="float">
            <text:p>572.2770004272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1.940017938614" calcext:value-type="float">
            <text:p>561.9400179386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5.368761539459" calcext:value-type="float">
            <text:p>545.3687615394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62.478906154633" calcext:value-type="float">
            <text:p>562.47890615463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77.617419719696" calcext:value-type="float">
            <text:p>577.6174197196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46.431253194809" calcext:value-type="float">
            <text:p>546.4312531948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28.552875041962" calcext:value-type="float">
            <text:p>528.55287504196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477051973343" calcext:value-type="float">
            <text:p>147.4770519733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091904878616" calcext:value-type="float">
            <text:p>148.0919048786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849734544754" calcext:value-type="float">
            <text:p>147.84973454475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120861530304" calcext:value-type="float">
            <text:p>148.1208615303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898721933365" calcext:value-type="float">
            <text:p>147.89872193336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901209115982" calcext:value-type="float">
            <text:p>147.90120911598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7.971269607544" calcext:value-type="float">
            <text:p>147.97126960754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337879419327" calcext:value-type="float">
            <text:p>148.33787941932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405883073807" calcext:value-type="float">
            <text:p>148.40588307380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48.375597238541" calcext:value-type="float">
            <text:p>148.3755972385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13.160709857941" calcext:value-type="float">
            <text:p>613.1607098579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4.035339355469" calcext:value-type="float">
            <text:p>594.0353393554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30.550450563431" calcext:value-type="float">
            <text:p>630.5504505634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42.723365783691" calcext:value-type="float">
            <text:p>642.7233657836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86.026873350143" calcext:value-type="float">
            <text:p>586.0268733501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4.49978518486" calcext:value-type="float">
            <text:p>624.499785184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599.645306348801" calcext:value-type="float">
            <text:p>599.6453063488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52.017623186111" calcext:value-type="float">
            <text:p>652.0176231861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20.218644380569" calcext:value-type="float">
            <text:p>620.2186443805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650.367635011673" calcext:value-type="float">
            <text:p>650.3676350116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768433332443" calcext:value-type="float">
            <text:p>150.7684333324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827902555466" calcext:value-type="float">
            <text:p>150.82790255546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155287981033" calcext:value-type="float">
            <text:p>151.15528798103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340216159821" calcext:value-type="float">
            <text:p>151.34021615982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034953117371" calcext:value-type="float">
            <text:p>151.03495311737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401401519775" calcext:value-type="float">
            <text:p>151.4014015197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95871591568" calcext:value-type="float">
            <text:p>150.9587159156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215300798416" calcext:value-type="float">
            <text:p>151.2153007984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0.863552331924" calcext:value-type="float">
            <text:p>150.86355233192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51.121549606323" calcext:value-type="float">
            <text:p>151.1215496063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789.36887550354" calcext:value-type="float">
            <text:p>4789.368875503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666.26798629761" calcext:value-type="float">
            <text:p>4666.267986297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4802.78137230873" calcext:value-type="float">
            <text:p>4802.781372308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3.20618462563" calcext:value-type="float">
            <text:p>1203.2061846256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5.27385687828" calcext:value-type="float">
            <text:p>1205.2738568782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D</text:p>
          </table:table-cell>
          <table:table-cell office:value-type="float" office:value="1203.93981122971" calcext:value-type="float">
            <text:p>1203.939811229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19.758957386017" calcext:value-type="float">
            <text:p>619.7589573860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57.553899526596" calcext:value-type="float">
            <text:p>657.5538995265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99.571495056152" calcext:value-type="float">
            <text:p>599.5714950561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2.787366390228" calcext:value-type="float">
            <text:p>642.7873663902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20.507283687592" calcext:value-type="float">
            <text:p>620.5072836875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889083623886" calcext:value-type="float">
            <text:p>665.8890836238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93.572653532028" calcext:value-type="float">
            <text:p>593.5726535320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33.484715938568" calcext:value-type="float">
            <text:p>633.4847159385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19.187655448914" calcext:value-type="float">
            <text:p>619.1876554489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07.82839679718" calcext:value-type="float">
            <text:p>607.8283967971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782987117767" calcext:value-type="float">
            <text:p>167.7829871177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473691701889" calcext:value-type="float">
            <text:p>168.47369170188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366780757904" calcext:value-type="float">
            <text:p>168.3667807579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507684230804" calcext:value-type="float">
            <text:p>168.50768423080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698320150375" calcext:value-type="float">
            <text:p>168.698320150375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059593200684" calcext:value-type="float">
            <text:p>168.05959320068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222182750702" calcext:value-type="float">
            <text:p>168.22218275070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38499045372" calcext:value-type="float">
            <text:p>168.3849904537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455558300018" calcext:value-type="float">
            <text:p>168.45555830001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8.710302114487" calcext:value-type="float">
            <text:p>168.7103021144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860.2187333107" calcext:value-type="float">
            <text:p>4860.21873331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915.90854215622" calcext:value-type="float">
            <text:p>4915.908542156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4997.99414157867" calcext:value-type="float">
            <text:p>4997.994141578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7.04945445061" calcext:value-type="float">
            <text:p>1267.0494544506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6.89266872406" calcext:value-type="float">
            <text:p>1266.8926687240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267.6917655468" calcext:value-type="float">
            <text:p>1267.69176554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74.734539270401" calcext:value-type="float">
            <text:p>674.7345392704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93.972351789475" calcext:value-type="float">
            <text:p>693.97235178947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761.388257265091" calcext:value-type="float">
            <text:p>761.3882572650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488007068634" calcext:value-type="float">
            <text:p>665.48800706863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65.431437253952" calcext:value-type="float">
            <text:p>665.4314372539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75.299908161163" calcext:value-type="float">
            <text:p>675.2999081611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47.791394472122" calcext:value-type="float">
            <text:p>647.7913944721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99.028650999069" calcext:value-type="float">
            <text:p>699.0286509990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680.349982261658" calcext:value-type="float">
            <text:p>680.34998226165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736.138339757919" calcext:value-type="float">
            <text:p>736.1383397579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25851964951" calcext:value-type="float">
            <text:p>167.0258519649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58970928192" calcext:value-type="float">
            <text:p>167.058970928192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13350892067" calcext:value-type="float">
            <text:p>167.133508920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4740357399" calcext:value-type="float">
            <text:p>167.047403573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717434644699" calcext:value-type="float">
            <text:p>167.71743464469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66174268723" calcext:value-type="float">
            <text:p>167.06617426872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6.986670970917" calcext:value-type="float">
            <text:p>166.9866709709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029444694519" calcext:value-type="float">
            <text:p>167.02944469451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7.263273000717" calcext:value-type="float">
            <text:p>167.26327300071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66.981841564178" calcext:value-type="float">
            <text:p>166.9818415641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421.02393317223" calcext:value-type="float">
            <text:p>5421.023933172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592.95712614059" calcext:value-type="float">
            <text:p>5592.957126140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5393.99207115173" calcext:value-type="float">
            <text:p>5393.9920711517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2.17804670334" calcext:value-type="float">
            <text:p>1342.17804670334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3.36486816406" calcext:value-type="float">
            <text:p>1343.3648681640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office:value-type="float" office:value="1342.90405011177" calcext:value-type="float">
            <text:p>1342.9040501117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7.756963" calcext:value-type="float">
            <text:p>467.75696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36.480689" calcext:value-type="float">
            <text:p>3636.480689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1.572614" calcext:value-type="float">
            <text:p>3581.57261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1401.348348" calcext:value-type="float">
            <text:p>1401.3483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5.57669258118" calcext:value-type="float">
            <text:p>1395.576692581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85.99857211113" calcext:value-type="float">
            <text:p>1385.998572111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518.85598134995" calcext:value-type="float">
            <text:p>1518.8559813499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431.5735669136" calcext:value-type="float">
            <text:p>1431.57356691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3.53390789032" calcext:value-type="float">
            <text:p>1393.533907890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417.16949701309" calcext:value-type="float">
            <text:p>1417.169497013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641.12209892273" calcext:value-type="float">
            <text:p>1641.122098922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610.88380980492" calcext:value-type="float">
            <text:p>1610.883809804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411.77509403229" calcext:value-type="float">
            <text:p>1411.7750940322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2.76154184341" calcext:value-type="float">
            <text:p>1392.7615418434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46.44589138031" calcext:value-type="float">
            <text:p>446.4458913803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47.39672088623" calcext:value-type="float">
            <text:p>447.3967208862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448.435382843018" calcext:value-type="float">
            <text:p>448.43538284301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153.9869251251" calcext:value-type="float">
            <text:p>13153.9869251251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609.3648455143" calcext:value-type="float">
            <text:p>3609.36484551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4.061658382416" calcext:value-type="float">
            <text:p>464.06165838241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3.455885887146" calcext:value-type="float">
            <text:p>463.455885887146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465.588011980057" calcext:value-type="float">
            <text:p>465.58801198005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OS</text:p>
          </table:table-cell>
          <table:table-cell office:value-type="float" office:value="3658.4844815731" calcext:value-type="float">
            <text:p>3658.484481573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5.4563908577" calcext:value-type="float">
            <text:p>1395.45639085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94.49218225479" calcext:value-type="float">
            <text:p>1394.492182254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1313.44961237907" calcext:value-type="float">
            <text:p>1313.4496123790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OS</text:p>
          </table:table-cell>
          <table:table-cell office:value-type="float" office:value="3581.57261419296" calcext:value-type="float">
            <text:p>3581.572614192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8:32:44.429577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0:06:10.148881121</meta:creation-date>
    <meta:generator>LibreOffice/6.4.6.2$Linux_X86_64 LibreOffice_project/40$Build-2</meta:generator>
    <dc:date>2020-11-29T18:35:28.008853076</dc:date>
    <meta:editing-duration>P1DT17H26M26S</meta:editing-duration>
    <meta:editing-cycles>92</meta:editing-cycles>
    <meta:document-statistic meta:table-count="8" meta:cell-count="10326" meta:object-count="0"/>
  </office:meta>
</office:document-meta>
</file>